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rsid="0005672e" officeooo:paragraph-rsid="0005672e" fo:background-color="transparent" style:font-size-asian="11pt" style:font-size-complex="11pt"/>
    </style:style>
    <style:style style:name="P2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09b3be" fo:background-color="transparent" style:font-size-asian="11pt" style:font-size-complex="11pt"/>
    </style:style>
    <style:style style:name="P3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07a9ec" fo:background-color="transparent" style:font-size-asian="11pt" style:font-size-complex="11pt"/>
    </style:style>
    <style:style style:name="P4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1701e7" fo:background-color="transparent" style:font-size-asian="11pt" style:font-size-complex="11pt"/>
    </style:style>
    <style:style style:name="P5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665ee0" fo:background-color="transparent" style:font-size-asian="11pt" style:font-size-complex="11pt"/>
    </style:style>
    <style:style style:name="P6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6795a9" fo:background-color="transparent" style:font-size-asian="11pt" style:font-size-complex="11pt"/>
    </style:style>
    <style:style style:name="P7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692319" fo:background-color="transparent" style:font-size-asian="11pt" style:font-size-complex="11pt"/>
    </style:style>
    <style:style style:name="P8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6a85d1" fo:background-color="transparent" style:font-size-asian="11pt" style:font-size-complex="11pt"/>
    </style:style>
    <style:style style:name="P9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6c4bb3" fo:background-color="transparent" style:font-size-asian="11pt" style:font-size-complex="11pt"/>
    </style:style>
    <style:style style:name="P10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6f9433" fo:background-color="transparent" style:font-size-asian="11pt" style:font-size-complex="11pt"/>
    </style:style>
    <style:style style:name="P11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718ec8" fo:background-color="transparent" style:font-size-asian="11pt" style:font-size-complex="11pt"/>
    </style:style>
    <style:style style:name="P12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7344a8" fo:background-color="transparent" style:font-size-asian="11pt" style:font-size-complex="11pt"/>
    </style:style>
    <style:style style:name="P13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751f45" fo:background-color="transparent" style:font-size-asian="11pt" style:font-size-complex="11pt"/>
    </style:style>
    <style:style style:name="P14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759bc6" fo:background-color="transparent" style:font-size-asian="11pt" style:font-size-complex="11pt"/>
    </style:style>
    <style:style style:name="P15" style:family="paragraph" style:parent-style-name="Standard" style:list-style-name="L3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2b6b40" fo:background-color="transparent" style:font-size-asian="11pt" style:font-size-complex="11pt"/>
    </style:style>
    <style:style style:name="P16" style:family="paragraph" style:parent-style-name="Standard" style:list-style-name="L4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43837f" fo:background-color="transparent" style:font-size-asian="11pt" style:font-size-complex="11pt"/>
    </style:style>
    <style:style style:name="P17" style:family="paragraph" style:parent-style-name="Standard" style:list-style-name="L5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2060c9" fo:background-color="transparent" style:font-size-asian="11pt" style:font-size-complex="11pt"/>
    </style:style>
    <style:style style:name="P18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1c74f1" fo:background-color="transparent" style:font-size-asian="11pt" style:font-size-complex="11pt"/>
    </style:style>
    <style:style style:name="P19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1458e6" fo:background-color="transparent" style:font-size-asian="11pt" style:font-size-complex="11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background-color="transparent" style:font-size-asian="11pt" style:font-size-complex="11pt"/>
    </style:style>
    <style:style style:name="P21" style:family="paragraph" style:parent-style-name="Standard" style:list-style-name="L13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46cc0b" fo:background-color="transparent" style:font-size-asian="11pt" style:font-size-complex="11pt"/>
    </style:style>
    <style:style style:name="P22" style:family="paragraph" style:parent-style-name="Standard" style:list-style-name="L7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paragraph-rsid="007a8800" fo:background-color="transparent" style:font-size-asian="11pt" style:font-size-complex="11pt"/>
    </style:style>
    <style:style style:name="P23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rsid="002669a5" officeooo:paragraph-rsid="00416948" fo:background-color="transparent" style:font-size-asian="11pt" style:font-size-complex="11pt"/>
    </style:style>
    <style:style style:name="P24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rsid="0017a1ba" officeooo:paragraph-rsid="0017a1ba" fo:background-color="transparent" style:font-size-asian="11pt" style:font-size-complex="11pt"/>
    </style:style>
    <style:style style:name="P25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rsid="003e5bad" officeooo:paragraph-rsid="003e5bad" fo:background-color="transparent" style:font-size-asian="11pt" style:font-size-complex="11pt"/>
    </style:style>
    <style:style style:name="P26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rsid="001afa08" officeooo:paragraph-rsid="001afa08" fo:background-color="transparent" style:font-size-asian="11pt" style:font-size-complex="11pt"/>
    </style:style>
    <style:style style:name="P27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rsid="003c1a35" officeooo:paragraph-rsid="003c1a35" fo:background-color="transparent" style:font-size-asian="11pt" style:font-size-complex="11pt"/>
    </style:style>
    <style:style style:name="P28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rsid="001458e6" officeooo:paragraph-rsid="001458e6" fo:background-color="transparent" style:font-size-asian="11pt" style:font-size-complex="11pt"/>
    </style:style>
    <style:style style:name="P29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officeooo:rsid="00692319" officeooo:paragraph-rsid="00692319" fo:background-color="transparent" style:font-size-asian="11pt" style:font-size-complex="11pt"/>
    </style:style>
    <style:style style:name="P3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5672e" officeooo:paragraph-rsid="0005672e" fo:background-color="transparent" style:font-size-asian="11pt" style:font-size-complex="11pt"/>
    </style:style>
    <style:style style:name="P31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5cbea" officeooo:paragraph-rsid="0005cbea" fo:background-color="transparent" style:font-size-asian="11pt" style:font-size-complex="11pt"/>
    </style:style>
    <style:style style:name="P3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5cbea" officeooo:paragraph-rsid="0005cbea" fo:background-color="transparent" style:font-size-asian="11pt" style:font-size-complex="11pt"/>
    </style:style>
    <style:style style:name="P33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5cbea" officeooo:paragraph-rsid="0005cbea" fo:background-color="transparent" style:font-size-asian="11pt" style:font-size-complex="11pt"/>
    </style:style>
    <style:style style:name="P34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be9e0" officeooo:paragraph-rsid="000be9e0" fo:background-color="transparent" style:font-size-asian="11pt" style:font-size-complex="11pt"/>
    </style:style>
    <style:style style:name="P35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333da2" officeooo:paragraph-rsid="00333da2" fo:background-color="transparent" style:font-size-asian="11pt" style:font-size-complex="11pt"/>
    </style:style>
    <style:style style:name="P36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40178" officeooo:paragraph-rsid="00440178" fo:background-color="transparent" style:font-size-asian="11pt" style:font-size-complex="11pt"/>
    </style:style>
    <style:style style:name="P37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8a1d8" officeooo:paragraph-rsid="0048a1d8" fo:background-color="transparent" style:font-size-asian="11pt" style:font-size-complex="11pt"/>
    </style:style>
    <style:style style:name="P38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8a1d8" officeooo:paragraph-rsid="0058a207" fo:background-color="transparent" style:font-size-asian="11pt" style:font-size-complex="11pt"/>
    </style:style>
    <style:style style:name="P39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58a207" officeooo:paragraph-rsid="0058a207" fo:background-color="transparent" style:font-size-asian="11pt" style:font-size-complex="11pt"/>
    </style:style>
    <style:style style:name="P40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961c0" officeooo:paragraph-rsid="000961c0" fo:background-color="transparent" style:font-size-asian="11pt" style:font-size-complex="11pt"/>
    </style:style>
    <style:style style:name="P41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961c0" officeooo:paragraph-rsid="000961c0" fo:background-color="transparent" style:font-size-asian="11pt" style:font-size-complex="11pt"/>
    </style:style>
    <style:style style:name="P42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987fe" officeooo:paragraph-rsid="004987fe" fo:background-color="transparent" style:font-size-asian="11pt" style:font-size-complex="11pt"/>
    </style:style>
    <style:style style:name="P4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987fe" officeooo:paragraph-rsid="004987fe" fo:background-color="transparent" style:font-size-asian="11pt" style:font-size-complex="11pt"/>
    </style:style>
    <style:style style:name="P44" style:family="paragraph" style:parent-style-name="Standard" style:list-style-name="L9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987fe" officeooo:paragraph-rsid="004987fe" fo:background-color="transparent" style:font-size-asian="11pt" style:font-size-complex="11pt"/>
    </style:style>
    <style:style style:name="P45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611da1" officeooo:paragraph-rsid="00611da1" fo:background-color="transparent" style:font-size-asian="11pt" style:font-size-complex="11pt"/>
    </style:style>
    <style:style style:name="P46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6489c0" officeooo:paragraph-rsid="006489c0" fo:background-color="transparent" style:font-size-asian="11pt" style:font-size-complex="11pt"/>
    </style:style>
    <style:style style:name="P47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64bf0c" officeooo:paragraph-rsid="0064bf0c" fo:background-color="transparent" style:font-size-asian="11pt" style:font-size-complex="11pt"/>
    </style:style>
    <style:style style:name="P48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65ab70" officeooo:paragraph-rsid="0065ab70" fo:background-color="transparent" style:font-size-asian="11pt" style:font-size-complex="11pt"/>
    </style:style>
    <style:style style:name="P49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692319" officeooo:paragraph-rsid="00692319" fo:background-color="transparent" style:font-size-asian="11pt" style:font-size-complex="11pt"/>
    </style:style>
    <style:style style:name="P50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6d0c0b" officeooo:paragraph-rsid="006d0c0b" fo:background-color="transparent" style:font-size-asian="11pt" style:font-size-complex="11pt"/>
    </style:style>
    <style:style style:name="P51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6ea7f2" officeooo:paragraph-rsid="006ea7f2" fo:background-color="transparent" style:font-size-asian="11pt" style:font-size-complex="11pt"/>
    </style:style>
    <style:style style:name="P52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718ec8" officeooo:paragraph-rsid="007344a8" fo:background-color="transparent" style:font-size-asian="11pt" style:font-size-complex="11pt"/>
    </style:style>
    <style:style style:name="P5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48974" officeooo:paragraph-rsid="00248974" fo:background-color="transparent" style:font-size-asian="11pt" style:font-size-complex="11pt"/>
    </style:style>
    <style:style style:name="P54" style:family="paragraph" style:parent-style-name="Standard" style:list-style-name="L3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48974" officeooo:paragraph-rsid="00248974" fo:background-color="transparent" style:font-size-asian="11pt" style:font-size-complex="11pt"/>
    </style:style>
    <style:style style:name="P55" style:family="paragraph" style:parent-style-name="Standard" style:list-style-name="L3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b6b40" officeooo:paragraph-rsid="002b6b40" fo:background-color="transparent" style:font-size-asian="11pt" style:font-size-complex="11pt"/>
    </style:style>
    <style:style style:name="P5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1de072" officeooo:paragraph-rsid="002060c9" fo:background-color="transparent" style:font-size-asian="11pt" style:font-size-complex="11pt"/>
    </style:style>
    <style:style style:name="P57" style:family="paragraph" style:parent-style-name="Standard" style:list-style-name="L4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1de072" officeooo:paragraph-rsid="0022d877" fo:background-color="transparent" style:font-size-asian="11pt" style:font-size-complex="11pt"/>
    </style:style>
    <style:style style:name="P58" style:family="paragraph" style:parent-style-name="Standard" style:list-style-name="L4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076e9" officeooo:paragraph-rsid="0022d877" fo:background-color="transparent" style:font-size-asian="11pt" style:font-size-complex="11pt"/>
    </style:style>
    <style:style style:name="P5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076e9" officeooo:paragraph-rsid="002076e9" fo:background-color="transparent" style:font-size-asian="11pt" style:font-size-complex="11pt"/>
    </style:style>
    <style:style style:name="P60" style:family="paragraph" style:parent-style-name="Standard" style:list-style-name="L4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3837f" officeooo:paragraph-rsid="0043837f" fo:background-color="transparent" style:font-size-asian="11pt" style:font-size-complex="11pt"/>
    </style:style>
    <style:style style:name="P61" style:family="paragraph" style:parent-style-name="Standard" style:list-style-name="L4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345c7" officeooo:paragraph-rsid="002345c7" fo:background-color="transparent" style:font-size-asian="11pt" style:font-size-complex="11pt"/>
    </style:style>
    <style:style style:name="P6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060c9" officeooo:paragraph-rsid="002060c9" fo:background-color="transparent" style:font-size-asian="11pt" style:font-size-complex="11pt"/>
    </style:style>
    <style:style style:name="P63" style:family="paragraph" style:parent-style-name="Standard" style:list-style-name="L5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abe2c" officeooo:paragraph-rsid="002060c9" fo:background-color="transparent" style:font-size-asian="11pt" style:font-size-complex="11pt"/>
    </style:style>
    <style:style style:name="P6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abe2c" officeooo:paragraph-rsid="000abe2c" fo:background-color="transparent" style:font-size-asian="11pt" style:font-size-complex="11pt"/>
    </style:style>
    <style:style style:name="P65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3fc8e0" officeooo:paragraph-rsid="00416948" fo:background-color="transparent" style:font-size-asian="11pt" style:font-size-complex="11pt"/>
    </style:style>
    <style:style style:name="P6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1557ab" officeooo:paragraph-rsid="004fd7cd" fo:background-color="transparent" style:font-size-asian="11pt" style:font-size-complex="11pt"/>
    </style:style>
    <style:style style:name="P67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1557ab" officeooo:paragraph-rsid="001557ab" fo:background-color="transparent" style:font-size-asian="11pt" style:font-size-complex="11pt"/>
    </style:style>
    <style:style style:name="P68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1557ab" officeooo:paragraph-rsid="003dfdee" fo:background-color="transparent" style:font-size-asian="11pt" style:font-size-complex="11pt"/>
    </style:style>
    <style:style style:name="P6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1557ab" officeooo:paragraph-rsid="001557ab" fo:background-color="transparent" style:font-size-asian="11pt" style:font-size-complex="11pt"/>
    </style:style>
    <style:style style:name="P7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d487e" officeooo:paragraph-rsid="004fd7cd" fo:background-color="transparent" style:font-size-asian="11pt" style:font-size-complex="11pt"/>
    </style:style>
    <style:style style:name="P71" style:family="paragraph" style:parent-style-name="Standard" style:list-style-name="L7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d487e" officeooo:paragraph-rsid="004fd7cd" fo:background-color="transparent" style:font-size-asian="11pt" style:font-size-complex="11pt"/>
    </style:style>
    <style:style style:name="P72" style:family="paragraph" style:parent-style-name="Standard" style:list-style-name="L7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d487e" officeooo:paragraph-rsid="004e9172" fo:background-color="transparent" style:font-size-asian="11pt" style:font-size-complex="11pt"/>
    </style:style>
    <style:style style:name="P73" style:family="paragraph" style:parent-style-name="Standard" style:list-style-name="L8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d487e" officeooo:paragraph-rsid="00551c19" fo:background-color="transparent" style:font-size-asian="11pt" style:font-size-complex="11pt"/>
    </style:style>
    <style:style style:name="P7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d487e" officeooo:paragraph-rsid="004d487e" fo:background-color="transparent" style:font-size-asian="11pt" style:font-size-complex="11pt"/>
    </style:style>
    <style:style style:name="P75" style:family="paragraph" style:parent-style-name="Standard" style:list-style-name="L7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e9172" officeooo:paragraph-rsid="004fd7cd" fo:background-color="transparent" style:font-size-asian="11pt" style:font-size-complex="11pt"/>
    </style:style>
    <style:style style:name="P76" style:family="paragraph" style:parent-style-name="Standard" style:list-style-name="L7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e9172" officeooo:paragraph-rsid="004e9172" fo:background-color="transparent" style:font-size-asian="11pt" style:font-size-complex="11pt"/>
    </style:style>
    <style:style style:name="P77" style:family="paragraph" style:parent-style-name="Standard" style:list-style-name="L8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e9172" officeooo:paragraph-rsid="00551c19" fo:background-color="transparent" style:font-size-asian="11pt" style:font-size-complex="11pt"/>
    </style:style>
    <style:style style:name="P78" style:family="paragraph" style:parent-style-name="Standard" style:list-style-name="L8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e9172" officeooo:paragraph-rsid="00539522" fo:background-color="transparent" style:font-size-asian="11pt" style:font-size-complex="11pt"/>
    </style:style>
    <style:style style:name="P79" style:family="paragraph" style:parent-style-name="Standard" style:list-style-name="L7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7a8800" officeooo:paragraph-rsid="007a8800" fo:background-color="transparent" style:font-size-asian="11pt" style:font-size-complex="11pt"/>
    </style:style>
    <style:style style:name="P8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ddde5" officeooo:paragraph-rsid="000ddde5" fo:background-color="transparent" style:font-size-asian="11pt" style:font-size-complex="11pt"/>
    </style:style>
    <style:style style:name="P81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0ddde5" officeooo:paragraph-rsid="000ddde5" fo:background-color="transparent" style:font-size-asian="11pt" style:font-size-complex="11pt"/>
    </style:style>
    <style:style style:name="P8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22b8b" officeooo:paragraph-rsid="00222b8b" fo:background-color="transparent" style:font-size-asian="11pt" style:font-size-complex="11pt"/>
    </style:style>
    <style:style style:name="P83" style:family="paragraph" style:parent-style-name="Standard" style:list-style-name="L10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22b8b" officeooo:paragraph-rsid="00222b8b" fo:background-color="transparent" style:font-size-asian="11pt" style:font-size-complex="11pt"/>
    </style:style>
    <style:style style:name="P84" style:family="paragraph" style:parent-style-name="Standard" style:list-style-name="L1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37db74" officeooo:paragraph-rsid="0037db74" fo:background-color="transparent" style:font-size-asian="11pt" style:font-size-complex="11pt"/>
    </style:style>
    <style:style style:name="P85" style:family="paragraph" style:parent-style-name="Standard" style:list-style-name="L1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39ba7b" officeooo:paragraph-rsid="0039ba7b" fo:background-color="transparent" style:font-size-asian="11pt" style:font-size-complex="11pt"/>
    </style:style>
    <style:style style:name="P8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185907" officeooo:paragraph-rsid="00185907" fo:background-color="transparent" style:font-size-asian="11pt" style:font-size-complex="11pt"/>
    </style:style>
    <style:style style:name="P87" style:family="paragraph" style:parent-style-name="Standard" style:list-style-name="L1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39ce72" officeooo:paragraph-rsid="003c1a35" fo:background-color="transparent" style:font-size-asian="11pt" style:font-size-complex="11pt"/>
    </style:style>
    <style:style style:name="P88" style:family="paragraph" style:parent-style-name="Standard" style:list-style-name="L7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5115ff" officeooo:paragraph-rsid="005115ff" fo:background-color="transparent" style:font-size-asian="11pt" style:font-size-complex="11pt"/>
    </style:style>
    <style:style style:name="P89" style:family="paragraph" style:parent-style-name="Standard" style:list-style-name="L7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513d7e" officeooo:paragraph-rsid="00513d7e" fo:background-color="transparent" style:font-size-asian="11pt" style:font-size-complex="11pt"/>
    </style:style>
    <style:style style:name="P9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07ede" officeooo:paragraph-rsid="00207ede" fo:background-color="transparent" style:font-size-asian="11pt" style:font-size-complex="11pt"/>
    </style:style>
    <style:style style:name="P91" style:family="paragraph" style:parent-style-name="Standard" style:list-style-name="L13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07ede" officeooo:paragraph-rsid="00207ede" fo:background-color="transparent" style:font-size-asian="11pt" style:font-size-complex="11pt"/>
    </style:style>
    <style:style style:name="P92" style:family="paragraph" style:parent-style-name="Standard" style:list-style-name="L13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20d36e" officeooo:paragraph-rsid="0020d36e" fo:background-color="transparent" style:font-size-asian="11pt" style:font-size-complex="11pt"/>
    </style:style>
    <style:style style:name="P9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46cc0b" officeooo:paragraph-rsid="0046cc0b" fo:background-color="transparent" style:font-size-asian="11pt" style:font-size-complex="11pt"/>
    </style:style>
    <style:style style:name="P9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officeooo:rsid="005b7c3b" officeooo:paragraph-rsid="005b7c3b" fo:background-color="transparent" style:font-size-asian="11pt" style:font-size-complex="11pt"/>
    </style:style>
    <style:style style:name="P95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5d57ad" officeooo:paragraph-rsid="005d57ad" fo:background-color="transparent" style:font-size-asian="11pt" style:font-size-complex="11pt"/>
    </style:style>
    <style:style style:name="P96" style:family="paragraph" style:parent-style-name="Standard" style:list-style-name="L1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585f1d" officeooo:paragraph-rsid="0058a207" fo:background-color="transparent" style:font-size-asian="11pt" style:font-size-complex="11pt"/>
    </style:style>
    <style:style style:name="P97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6010dd" officeooo:paragraph-rsid="006010dd" fo:background-color="transparent" style:font-size-asian="11pt" style:font-size-complex="11pt"/>
    </style:style>
    <style:style style:name="P98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607c9f" officeooo:paragraph-rsid="00607c9f" fo:background-color="transparent" style:font-size-asian="11pt" style:font-size-complex="11pt"/>
    </style:style>
    <style:style style:name="P99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607c9f" officeooo:paragraph-rsid="00624373" fo:background-color="transparent" style:font-size-asian="11pt" style:font-size-complex="11pt"/>
    </style:style>
    <style:style style:name="P100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607c9f" officeooo:paragraph-rsid="0062fe5b" fo:background-color="transparent" style:font-size-asian="11pt" style:font-size-complex="11pt"/>
    </style:style>
    <style:style style:name="P101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638d20" officeooo:paragraph-rsid="00638d20" fo:background-color="transparent" style:font-size-asian="11pt" style:font-size-complex="11pt"/>
    </style:style>
    <style:style style:name="P102" style:family="paragraph" style:parent-style-name="Standard" style:list-style-name="L3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2b6b40" officeooo:paragraph-rsid="002b6b40" fo:background-color="transparent" style:font-size-asian="11pt" style:font-size-complex="11pt"/>
    </style:style>
    <style:style style:name="P103" style:family="paragraph" style:parent-style-name="Standard" style:list-style-name="L2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2b6b40" officeooo:paragraph-rsid="00416948" fo:background-color="transparent" style:font-size-asian="11pt" style:font-size-complex="11pt"/>
    </style:style>
    <style:style style:name="P104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2b6b40" officeooo:paragraph-rsid="00416948" fo:background-color="transparent" style:font-size-asian="11pt" style:font-size-complex="11pt"/>
    </style:style>
    <style:style style:name="P105" style:family="paragraph" style:parent-style-name="Standard" style:list-style-name="L3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788ede" officeooo:paragraph-rsid="00788ede" fo:background-color="transparent" style:font-size-asian="11pt" style:font-size-complex="11pt"/>
    </style:style>
    <style:style style:name="P106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5a879f" officeooo:paragraph-rsid="005a879f" fo:background-color="transparent" style:font-size-asian="11pt" style:font-size-complex="11pt"/>
    </style:style>
    <style:style style:name="P107" style:family="paragraph" style:parent-style-name="Standard" style:list-style-name="L6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5a87c3" officeooo:paragraph-rsid="005a87c3" fo:background-color="transparent" style:font-size-asian="11pt" style:font-size-complex="11pt"/>
    </style:style>
    <style:style style:name="P108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4e9172" officeooo:paragraph-rsid="004fd7cd" fo:background-color="transparent" style:font-size-asian="11pt" style:font-size-complex="11pt"/>
    </style:style>
    <style:style style:name="P109" style:family="paragraph" style:parent-style-name="Standard" style:list-style-name="L8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4e9172" officeooo:paragraph-rsid="00551c19" fo:background-color="transparent" style:font-size-asian="11pt" style:font-size-complex="11pt"/>
    </style:style>
    <style:style style:name="P110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551c19" officeooo:paragraph-rsid="00551c19" fo:background-color="transparent" style:font-size-asian="11pt" style:font-size-complex="11pt"/>
    </style:style>
    <style:style style:name="P111" style:family="paragraph" style:parent-style-name="Standard" style:list-style-name="L8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551c19" officeooo:paragraph-rsid="00551c19" fo:background-color="transparent" style:font-size-asian="11pt" style:font-size-complex="11pt"/>
    </style:style>
    <style:style style:name="P112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style:text-underline-style="none" fo:font-weight="normal" officeooo:rsid="005b79c4" officeooo:paragraph-rsid="005b79c4" fo:background-color="transparent" style:font-size-asian="11pt" style:font-size-complex="11pt"/>
    </style:style>
    <style:style style:name="P113" style:family="paragraph" style:parent-style-name="Standard" style:list-style-name="L7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513d7e" officeooo:paragraph-rsid="00513d7e" fo:background-color="transparent" style:font-size-asian="11pt" style:font-size-complex="11pt"/>
    </style:style>
    <style:style style:name="P114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64bf0c" officeooo:paragraph-rsid="0064bf0c" fo:background-color="transparent" style:font-size-asian="11pt" style:font-size-complex="11pt"/>
    </style:style>
    <style:style style:name="P115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80c9d0" officeooo:paragraph-rsid="00759bc6" fo:background-color="transparent" style:font-size-asian="11pt" style:font-size-complex="11pt"/>
    </style:style>
    <style:style style:name="P116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8119b3" officeooo:paragraph-rsid="008119b3" fo:background-color="transparent" style:font-size-asian="11pt" style:font-size-complex="11pt"/>
    </style:style>
    <style:style style:name="P117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none" fo:font-weight="normal" officeooo:rsid="0082252b" officeooo:paragraph-rsid="0082252b" fo:background-color="transparent" style:font-size-asian="11pt" style:font-size-complex="11pt"/>
    </style:style>
    <style:style style:name="P118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paragraph-rsid="006010dd" fo:background-color="transparent" style:font-size-asian="11pt" style:font-size-complex="11pt"/>
    </style:style>
    <style:style style:name="P119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font-weight="normal" fo:background-color="transparent" style:font-size-asian="11pt" style:font-size-complex="11pt"/>
    </style:style>
    <style:style style:name="P120" style:family="paragraph" style:parent-style-name="Standard" style:list-style-name="L6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font-weight="normal" officeooo:paragraph-rsid="005a879f" fo:background-color="transparent" style:font-size-asian="11pt" style:font-size-complex="11pt"/>
    </style:style>
    <style:style style:name="P121" style:family="paragraph" style:parent-style-name="Standard" style:list-style-name="L6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font-weight="normal" officeooo:paragraph-rsid="005a87c3" fo:background-color="transparent" style:font-size-asian="11pt" style:font-size-complex="11pt"/>
    </style:style>
    <style:style style:name="P122" style:family="paragraph" style:parent-style-name="Standard" style:list-style-name="L8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font-weight="normal" officeooo:paragraph-rsid="005b012a" fo:background-color="transparent" style:font-size-asian="11pt" style:font-size-complex="11pt"/>
    </style:style>
    <style:style style:name="P123" style:family="paragraph" style:parent-style-name="Standard" style:list-style-name="L8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font-weight="normal" officeooo:paragraph-rsid="005b79c4" fo:background-color="transparent" style:font-size-asian="11pt" style:font-size-complex="11pt"/>
    </style:style>
    <style:style style:name="P124" style:family="paragraph" style:parent-style-name="Standard" style:list-style-name="L8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font-weight="normal" officeooo:paragraph-rsid="0076e647" fo:background-color="transparent" style:font-size-asian="11pt" style:font-size-complex="11pt"/>
    </style:style>
    <style:style style:name="P125" style:family="paragraph" style:parent-style-name="Standard" style:list-style-name="L3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paragraph-rsid="00788ede" fo:background-color="transparent" style:font-size-asian="11pt" style:font-size-complex="11pt"/>
    </style:style>
    <style:style style:name="P126" style:family="paragraph" style:parent-style-name="Standard" style:list-style-name="L4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paragraph-rsid="0078ac99" fo:background-color="transparent" style:font-size-asian="11pt" style:font-size-complex="11pt"/>
    </style:style>
    <style:style style:name="P127" style:family="paragraph" style:parent-style-name="Standard" style:list-style-name="L4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rsid="0078ac99" officeooo:paragraph-rsid="0078ac99" fo:background-color="transparent" style:font-size-asian="11pt" style:font-size-complex="11pt"/>
    </style:style>
    <style:style style:name="P128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rsid="003fc8e0" officeooo:paragraph-rsid="00416948" fo:background-color="transparent" style:font-size-asian="11pt" style:font-size-complex="11pt"/>
    </style:style>
    <style:style style:name="P129" style:family="paragraph" style:parent-style-name="Standard" style:list-style-name="L8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font-weight="normal" officeooo:rsid="005d8754" officeooo:paragraph-rsid="005d8754" fo:background-color="transparent" style:font-size-asian="11pt" style:font-size-complex="11pt"/>
    </style:style>
    <style:style style:name="P130" style:family="paragraph" style:parent-style-name="Standard" style:list-style-name="L8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font-weight="normal" officeooo:rsid="0076e647" officeooo:paragraph-rsid="0076e647" fo:background-color="transparent" style:font-size-asian="11pt" style:font-size-complex="11pt"/>
    </style:style>
    <style:style style:name="P131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rsid="004d487e" officeooo:paragraph-rsid="004d487e" fo:background-color="transparent" style:font-size-asian="11pt" style:font-size-complex="11pt"/>
    </style:style>
    <style:style style:name="P132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000000" style:font-name="Liberation Serif" fo:font-size="11pt" fo:font-weight="normal" officeooo:rsid="00539522" officeooo:paragraph-rsid="00539522" fo:background-color="transparent" style:font-size-asian="11pt" style:font-size-complex="11pt"/>
    </style:style>
    <style:style style:name="P133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rsid="00759bc6" officeooo:paragraph-rsid="00759bc6" fo:background-color="transparent" style:font-size-asian="11pt" style:font-size-complex="11pt"/>
    </style:style>
    <style:style style:name="P134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rsid="007bd5a5" officeooo:paragraph-rsid="007bd5a5" fo:background-color="transparent" style:font-size-asian="11pt" style:font-size-complex="11pt"/>
    </style:style>
    <style:style style:name="P135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rsid="007c1b9c" officeooo:paragraph-rsid="007c1b9c" fo:background-color="transparent" style:font-size-asian="11pt" style:font-size-complex="11pt"/>
    </style:style>
    <style:style style:name="P136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rsid="007ebc66" officeooo:paragraph-rsid="007ebc66" fo:background-color="transparent" style:font-size-asian="11pt" style:font-size-complex="11pt"/>
    </style:style>
    <style:style style:name="P137" style:family="paragraph" style:parent-style-name="Standard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1pt" fo:font-weight="normal" officeooo:rsid="008004cf" officeooo:paragraph-rsid="008004cf" fo:background-color="transparent" style:font-size-asian="11pt" style:font-size-complex="11pt"/>
    </style:style>
    <style:style style:name="P138" style:family="paragraph" style:parent-style-name="Standard" style:list-style-name="L9">
      <loext:graphic-properties draw:fill="solid" draw:fill-color="#ffffff" draw:opacity="100%"/>
      <style:paragraph-properties fo:background-color="#ffffff"/>
      <style:text-properties fo:color="#000000" style:font-name="Liberation Serif" fo:font-size="11pt" style:text-underline-style="solid" style:text-underline-width="auto" style:text-underline-color="font-color" officeooo:rsid="004987fe" officeooo:paragraph-rsid="004987fe" fo:background-color="transparent" style:font-size-asian="11pt" style:font-size-complex="11pt"/>
    </style:style>
    <style:style style:name="T1" style:family="text">
      <style:text-properties officeooo:rsid="0005cbea"/>
    </style:style>
    <style:style style:name="T2" style:family="text">
      <style:text-properties officeooo:rsid="0007a9ec"/>
    </style:style>
    <style:style style:name="T3" style:family="text">
      <style:text-properties style:text-underline-style="none" officeooo:rsid="0007a9ec"/>
    </style:style>
    <style:style style:name="T4" style:family="text">
      <style:text-properties style:text-underline-style="none" officeooo:rsid="0009b3be"/>
    </style:style>
    <style:style style:name="T5" style:family="text">
      <style:text-properties style:text-underline-style="none" officeooo:rsid="0013c2b7"/>
    </style:style>
    <style:style style:name="T6" style:family="text">
      <style:text-properties style:text-underline-style="none" officeooo:rsid="001458e6"/>
    </style:style>
    <style:style style:name="T7" style:family="text">
      <style:text-properties style:text-underline-style="none" officeooo:rsid="001701e7"/>
    </style:style>
    <style:style style:name="T8" style:family="text">
      <style:text-properties style:text-underline-style="none" officeooo:rsid="0017a1ba"/>
    </style:style>
    <style:style style:name="T9" style:family="text">
      <style:text-properties style:text-underline-style="none" officeooo:rsid="000fb3dc"/>
    </style:style>
    <style:style style:name="T10" style:family="text">
      <style:text-properties style:text-underline-style="none" officeooo:rsid="0012e18b"/>
    </style:style>
    <style:style style:name="T11" style:family="text">
      <style:text-properties style:text-underline-style="none" officeooo:rsid="0010f9b6"/>
    </style:style>
    <style:style style:name="T12" style:family="text">
      <style:text-properties style:text-underline-style="none" officeooo:rsid="002b6b40"/>
    </style:style>
    <style:style style:name="T13" style:family="text">
      <style:text-properties style:text-underline-style="none" officeooo:rsid="002b851c"/>
    </style:style>
    <style:style style:name="T14" style:family="text">
      <style:text-properties style:text-underline-style="none" officeooo:rsid="003dfdee"/>
    </style:style>
    <style:style style:name="T15" style:family="text">
      <style:text-properties style:text-underline-style="none" officeooo:rsid="003fc8e0"/>
    </style:style>
    <style:style style:name="T16" style:family="text">
      <style:text-properties style:text-underline-style="none" officeooo:rsid="00665ee0" fo:background-color="#ffffff" loext:char-shading-value="0" style:font-size-asian="11pt" style:font-size-complex="11pt"/>
    </style:style>
    <style:style style:name="T17" style:family="text">
      <style:text-properties style:text-underline-style="none" officeooo:rsid="006795a9" fo:background-color="#ffffff" loext:char-shading-value="0" style:font-size-asian="11pt" style:font-size-complex="11pt"/>
    </style:style>
    <style:style style:name="T18" style:family="text">
      <style:text-properties style:text-underline-style="none" officeooo:rsid="0043837f"/>
    </style:style>
    <style:style style:name="T19" style:family="text">
      <style:text-properties style:text-underline-style="none" officeooo:rsid="0041a010"/>
    </style:style>
    <style:style style:name="T20" style:family="text">
      <style:text-properties style:text-underline-style="none" officeooo:rsid="005a879f"/>
    </style:style>
    <style:style style:name="T21" style:family="text">
      <style:text-properties style:text-underline-style="none" officeooo:rsid="005a87c3"/>
    </style:style>
    <style:style style:name="T22" style:family="text">
      <style:text-properties style:text-underline-style="none" officeooo:rsid="005b012a"/>
    </style:style>
    <style:style style:name="T23" style:family="text">
      <style:text-properties style:text-underline-style="none" officeooo:rsid="005b79c4"/>
    </style:style>
    <style:style style:name="T24" style:family="text">
      <style:text-properties style:text-underline-style="none" officeooo:rsid="0046cc0b"/>
    </style:style>
    <style:style style:name="T25" style:family="text">
      <style:text-properties style:text-underline-style="none" officeooo:rsid="006010dd"/>
    </style:style>
    <style:style style:name="T26" style:family="text">
      <style:text-properties style:text-underline-style="none" officeooo:rsid="00692319" style:font-size-asian="11pt" style:font-size-complex="11pt"/>
    </style:style>
    <style:style style:name="T27" style:family="text">
      <style:text-properties style:text-underline-style="none" officeooo:rsid="006f9433" style:font-size-asian="11pt" style:font-size-complex="11pt"/>
    </style:style>
    <style:style style:name="T28" style:family="text">
      <style:text-properties style:text-underline-style="none" officeooo:rsid="00718ec8" style:font-size-asian="11pt" style:font-size-complex="11pt"/>
    </style:style>
    <style:style style:name="T29" style:family="text">
      <style:text-properties style:text-underline-style="none" officeooo:rsid="0072122f" style:font-size-asian="11pt" style:font-size-complex="11pt"/>
    </style:style>
    <style:style style:name="T30" style:family="text">
      <style:text-properties style:text-underline-style="none" officeooo:rsid="00788ede" style:font-size-asian="11pt" style:font-size-complex="11pt"/>
    </style:style>
    <style:style style:name="T31" style:family="text">
      <style:text-properties style:text-underline-style="none" officeooo:rsid="007a8800" style:font-size-asian="11pt" style:font-size-complex="11pt"/>
    </style:style>
    <style:style style:name="T32" style:family="text">
      <style:text-properties style:text-underline-style="none" officeooo:rsid="00665ee0" style:font-size-asian="11pt" style:font-size-complex="11pt"/>
    </style:style>
    <style:style style:name="T33" style:family="text">
      <style:text-properties style:text-underline-style="none" officeooo:rsid="006795a9" style:font-size-asian="11pt" style:font-size-complex="11pt"/>
    </style:style>
    <style:style style:name="T34" style:family="text">
      <style:text-properties style:text-underline-style="none" officeooo:rsid="00665ee0"/>
    </style:style>
    <style:style style:name="T35" style:family="text">
      <style:text-properties style:text-underline-style="none" officeooo:rsid="006795a9"/>
    </style:style>
    <style:style style:name="T36" style:family="text">
      <style:text-properties style:text-underline-style="none" officeooo:rsid="00692319"/>
    </style:style>
    <style:style style:name="T37" style:family="text">
      <style:text-properties style:text-underline-style="none" fo:font-weight="normal"/>
    </style:style>
    <style:style style:name="T38" style:family="text">
      <style:text-properties style:text-underline-style="none" fo:font-weight="normal" officeooo:rsid="00692319"/>
    </style:style>
    <style:style style:name="T39" style:family="text">
      <style:text-properties style:text-underline-style="none" fo:font-weight="normal" officeooo:rsid="007477e1"/>
    </style:style>
    <style:style style:name="T40" style:family="text">
      <style:text-properties style:text-underline-style="none" fo:font-weight="normal" officeooo:rsid="0072122f"/>
    </style:style>
    <style:style style:name="T41" style:family="text">
      <style:text-properties style:text-underline-style="none" fo:font-weight="normal" officeooo:rsid="0074d987"/>
    </style:style>
    <style:style style:name="T42" style:family="text">
      <style:text-properties style:text-underline-style="none" fo:font-weight="normal" officeooo:rsid="00751f45"/>
    </style:style>
    <style:style style:name="T43" style:family="text">
      <style:text-properties style:text-underline-style="none" fo:font-weight="normal" officeooo:rsid="00759bc6"/>
    </style:style>
    <style:style style:name="T44" style:family="text">
      <style:text-properties style:text-underline-style="none" officeooo:rsid="006f9433"/>
    </style:style>
    <style:style style:name="T45" style:family="text">
      <style:text-properties style:text-underline-style="none" officeooo:rsid="00718ec8"/>
    </style:style>
    <style:style style:name="T46" style:family="text">
      <style:text-properties style:text-underline-style="none" officeooo:rsid="0072122f"/>
    </style:style>
    <style:style style:name="T47" style:family="text">
      <style:text-properties style:text-underline-style="none" officeooo:rsid="00788ede"/>
    </style:style>
    <style:style style:name="T48" style:family="text">
      <style:text-properties style:text-underline-style="none" officeooo:rsid="007a8800"/>
    </style:style>
    <style:style style:name="T49" style:family="text">
      <style:text-properties officeooo:rsid="000c5d56"/>
    </style:style>
    <style:style style:name="T50" style:family="text">
      <style:text-properties officeooo:rsid="00185907"/>
    </style:style>
    <style:style style:name="T51" style:family="text">
      <style:text-properties officeooo:rsid="001e6b2a"/>
    </style:style>
    <style:style style:name="T52" style:family="text">
      <style:text-properties officeooo:rsid="0022a25b"/>
    </style:style>
    <style:style style:name="T53" style:family="text">
      <style:text-properties officeooo:rsid="0029702d"/>
    </style:style>
    <style:style style:name="T54" style:family="text">
      <style:text-properties officeooo:rsid="002b851c"/>
    </style:style>
    <style:style style:name="T55" style:family="text">
      <style:text-properties fo:font-weight="normal"/>
    </style:style>
    <style:style style:name="T56" style:family="text">
      <style:text-properties fo:font-weight="normal" officeooo:rsid="0009b3be"/>
    </style:style>
    <style:style style:name="T57" style:family="text">
      <style:text-properties fo:font-weight="normal" officeooo:rsid="0007a9ec"/>
    </style:style>
    <style:style style:name="T58" style:family="text">
      <style:text-properties fo:font-weight="normal" officeooo:rsid="002b851c"/>
    </style:style>
    <style:style style:name="T59" style:family="text">
      <style:text-properties fo:font-weight="normal" officeooo:rsid="0017a1ba"/>
    </style:style>
    <style:style style:name="T60" style:family="text">
      <style:text-properties fo:font-weight="normal" officeooo:rsid="0013c2b7"/>
    </style:style>
    <style:style style:name="T61" style:family="text">
      <style:text-properties fo:font-weight="normal" officeooo:rsid="001701e7"/>
    </style:style>
    <style:style style:name="T62" style:family="text">
      <style:text-properties fo:font-weight="normal" officeooo:rsid="001458e6"/>
    </style:style>
    <style:style style:name="T63" style:family="text">
      <style:text-properties fo:font-weight="normal" officeooo:rsid="0034b816"/>
    </style:style>
    <style:style style:name="T64" style:family="text">
      <style:text-properties fo:font-weight="normal" officeooo:rsid="00551c19"/>
    </style:style>
    <style:style style:name="T65" style:family="text">
      <style:text-properties fo:font-weight="normal" officeooo:rsid="0043837f"/>
    </style:style>
    <style:style style:name="T66" style:family="text">
      <style:text-properties fo:font-weight="normal" officeooo:rsid="001c14b6"/>
    </style:style>
    <style:style style:name="T67" style:family="text">
      <style:text-properties fo:font-weight="normal" officeooo:rsid="0030f612"/>
    </style:style>
    <style:style style:name="T68" style:family="text">
      <style:text-properties fo:font-weight="normal" officeooo:rsid="00665ee0"/>
    </style:style>
    <style:style style:name="T69" style:family="text">
      <style:text-properties fo:font-weight="normal" officeooo:rsid="0068c68e"/>
    </style:style>
    <style:style style:name="T70" style:family="text">
      <style:text-properties fo:font-weight="normal" officeooo:rsid="006795a9"/>
    </style:style>
    <style:style style:name="T71" style:family="text">
      <style:text-properties fo:font-weight="normal" officeooo:rsid="00692319"/>
    </style:style>
    <style:style style:name="T72" style:family="text">
      <style:text-properties fo:font-weight="normal" officeooo:rsid="006a85d1"/>
    </style:style>
    <style:style style:name="T73" style:family="text">
      <style:text-properties fo:font-weight="normal" officeooo:rsid="006c4bb3"/>
    </style:style>
    <style:style style:name="T74" style:family="text">
      <style:text-properties fo:font-weight="normal" officeooo:rsid="006ea7f2"/>
    </style:style>
    <style:style style:name="T75" style:family="text">
      <style:text-properties fo:font-weight="normal" officeooo:rsid="006f9433"/>
    </style:style>
    <style:style style:name="T76" style:family="text">
      <style:text-properties fo:font-weight="normal" officeooo:rsid="00718ec8"/>
    </style:style>
    <style:style style:name="T77" style:family="text">
      <style:text-properties fo:font-weight="normal" officeooo:rsid="0072122f"/>
    </style:style>
    <style:style style:name="T78" style:family="text">
      <style:text-properties fo:font-weight="normal" officeooo:rsid="007344a8"/>
    </style:style>
    <style:style style:name="T79" style:family="text">
      <style:text-properties fo:font-weight="normal" officeooo:rsid="00751f45"/>
    </style:style>
    <style:style style:name="T80" style:family="text">
      <style:text-properties fo:font-weight="normal" officeooo:rsid="00759bc6"/>
    </style:style>
    <style:style style:name="T81" style:family="text">
      <style:text-properties fo:font-weight="normal" officeooo:rsid="007a8800"/>
    </style:style>
    <style:style style:name="T82" style:family="text">
      <style:text-properties officeooo:rsid="0030f612"/>
    </style:style>
    <style:style style:name="T83" style:family="text">
      <style:text-properties officeooo:rsid="003a6c0b"/>
    </style:style>
    <style:style style:name="T84" style:family="text">
      <style:text-properties officeooo:rsid="003fc8e0"/>
    </style:style>
    <style:style style:name="T85" style:family="text">
      <style:text-properties officeooo:rsid="00416948"/>
    </style:style>
    <style:style style:name="T86" style:family="text">
      <style:text-properties officeooo:rsid="0041a010"/>
    </style:style>
    <style:style style:name="T87" style:family="text">
      <style:text-properties officeooo:rsid="0046cc0b"/>
    </style:style>
    <style:style style:name="T88" style:family="text">
      <style:text-properties officeooo:rsid="004d487e"/>
    </style:style>
    <style:style style:name="T89" style:family="text">
      <style:text-properties officeooo:rsid="0043837f"/>
    </style:style>
    <style:style style:name="T90" style:family="text">
      <style:text-properties officeooo:rsid="004e9172"/>
    </style:style>
    <style:style style:name="T91" style:family="text">
      <style:text-properties officeooo:rsid="00539522"/>
    </style:style>
    <style:style style:name="T92" style:family="text">
      <style:text-properties officeooo:rsid="0055927a"/>
    </style:style>
    <style:style style:name="T93" style:family="text">
      <style:text-properties fo:color="#dcdcaa" style:font-name="Droid Sans Mono" fo:font-size="10.5pt" fo:font-weight="normal" fo:background-color="#1e1e1e" loext:char-shading-value="0"/>
    </style:style>
    <style:style style:name="T94" style:family="text">
      <style:text-properties fo:color="#dcdcaa" style:font-name="Droid Sans Mono" fo:font-size="10.5pt" fo:font-weight="normal" officeooo:rsid="00665ee0" fo:background-color="#1e1e1e" loext:char-shading-value="0"/>
    </style:style>
    <style:style style:name="T95" style:family="text">
      <style:text-properties fo:color="#dcdcaa" style:font-name="Droid Sans Mono" fo:font-size="10.5pt" fo:font-weight="normal" officeooo:rsid="0068c68e" fo:background-color="#1e1e1e" loext:char-shading-value="0"/>
    </style:style>
    <style:style style:name="T96" style:family="text">
      <style:text-properties fo:color="#dcdcaa" style:font-name="Droid Sans Mono" fo:font-size="10.5pt" fo:font-weight="normal" officeooo:rsid="00692319" fo:background-color="#1e1e1e" loext:char-shading-value="0"/>
    </style:style>
    <style:style style:name="T97" style:family="text">
      <style:text-properties fo:color="#dcdcaa" style:font-name="Droid Sans Mono" fo:font-size="10.5pt" fo:font-weight="normal" officeooo:rsid="006a85d1" fo:background-color="#1e1e1e" loext:char-shading-value="0"/>
    </style:style>
    <style:style style:name="T98" style:family="text">
      <style:text-properties fo:color="#dcdcaa" style:font-name="Droid Sans Mono" fo:font-size="10.5pt" fo:font-weight="normal" officeooo:rsid="006c4bb3" fo:background-color="#1e1e1e" loext:char-shading-value="0"/>
    </style:style>
    <style:style style:name="T99" style:family="text">
      <style:text-properties fo:color="#dcdcaa" style:font-name="Droid Sans Mono" fo:font-size="10.5pt" fo:font-weight="normal" officeooo:rsid="006ea7f2" fo:background-color="#1e1e1e" loext:char-shading-value="0"/>
    </style:style>
    <style:style style:name="T100" style:family="text">
      <style:text-properties fo:color="#dcdcaa" style:font-name="Droid Sans Mono" fo:font-size="10.5pt" fo:font-weight="normal" officeooo:rsid="006f9433" fo:background-color="#1e1e1e" loext:char-shading-value="0"/>
    </style:style>
    <style:style style:name="T101" style:family="text">
      <style:text-properties fo:color="#dcdcaa" style:font-name="Droid Sans Mono" fo:font-size="10.5pt" fo:font-weight="normal" officeooo:rsid="00718ec8" fo:background-color="#1e1e1e" loext:char-shading-value="0"/>
    </style:style>
    <style:style style:name="T102" style:family="text">
      <style:text-properties fo:color="#dcdcaa" style:font-name="Droid Sans Mono" fo:font-size="10.5pt" fo:font-weight="normal" officeooo:rsid="0072122f" fo:background-color="#1e1e1e" loext:char-shading-value="0"/>
    </style:style>
    <style:style style:name="T103" style:family="text">
      <style:text-properties fo:color="#dcdcaa" style:font-name="Droid Sans Mono" fo:font-size="10.5pt" fo:font-weight="normal" officeooo:rsid="007344a8" fo:background-color="#1e1e1e" loext:char-shading-value="0"/>
    </style:style>
    <style:style style:name="T104" style:family="text">
      <style:text-properties fo:color="#dcdcaa" style:font-name="Droid Sans Mono" fo:font-size="10.5pt" fo:font-weight="normal" officeooo:rsid="00751f45" fo:background-color="#1e1e1e" loext:char-shading-value="0"/>
    </style:style>
    <style:style style:name="T105" style:family="text">
      <style:text-properties fo:color="#dcdcaa" style:font-name="Droid Sans Mono" fo:font-size="10.5pt" fo:font-weight="normal" officeooo:rsid="00759bc6" fo:background-color="#1e1e1e" loext:char-shading-value="0"/>
    </style:style>
    <style:style style:name="T106" style:family="text">
      <style:text-properties fo:color="#dcdcaa" style:font-name="Droid Sans Mono" fo:font-size="10.5pt" fo:font-weight="normal" officeooo:rsid="007a8800" fo:background-color="#1e1e1e" loext:char-shading-value="0"/>
    </style:style>
    <style:style style:name="T107" style:family="text">
      <style:text-properties fo:color="#dcdcaa" style:font-name="Droid Sans Mono" fo:font-size="10.5pt" style:text-underline-style="none" fo:font-weight="normal" fo:background-color="#1e1e1e" loext:char-shading-value="0" style:font-size-asian="11pt" style:font-size-complex="11pt"/>
    </style:style>
    <style:style style:name="T108" style:family="text">
      <style:text-properties fo:color="#dcdcaa" style:font-name="Droid Sans Mono" fo:font-size="10.5pt" style:text-underline-style="none" fo:font-weight="normal" officeooo:rsid="00692319" fo:background-color="#1e1e1e" loext:char-shading-value="0" style:font-size-asian="11pt" style:font-size-complex="11pt"/>
    </style:style>
    <style:style style:name="T109" style:family="text">
      <style:text-properties fo:color="#dcdcaa" style:font-name="Droid Sans Mono" fo:font-size="10.5pt" style:text-underline-style="none" fo:font-weight="normal" officeooo:rsid="0072122f" fo:background-color="#1e1e1e" loext:char-shading-value="0" style:font-size-asian="11pt" style:font-size-complex="11pt"/>
    </style:style>
    <style:style style:name="T110" style:family="text">
      <style:text-properties fo:color="#dcdcaa" style:font-name="Droid Sans Mono" fo:font-size="10.5pt" style:text-underline-style="none" fo:font-weight="normal" officeooo:rsid="007477e1" fo:background-color="#1e1e1e" loext:char-shading-value="0" style:font-size-asian="11pt" style:font-size-complex="11pt"/>
    </style:style>
    <style:style style:name="T111" style:family="text">
      <style:text-properties fo:color="#dcdcaa" style:font-name="Droid Sans Mono" fo:font-size="10.5pt" style:text-underline-style="none" fo:font-weight="normal" officeooo:rsid="0074d987" fo:background-color="#1e1e1e" loext:char-shading-value="0" style:font-size-asian="11pt" style:font-size-complex="11pt"/>
    </style:style>
    <style:style style:name="T112" style:family="text">
      <style:text-properties fo:color="#dcdcaa" style:font-name="Droid Sans Mono" fo:font-size="10.5pt" style:text-underline-style="none" fo:font-weight="normal" officeooo:rsid="00751f45" fo:background-color="#1e1e1e" loext:char-shading-value="0" style:font-size-asian="11pt" style:font-size-complex="11pt"/>
    </style:style>
    <style:style style:name="T113" style:family="text">
      <style:text-properties fo:color="#dcdcaa" style:font-name="Droid Sans Mono" fo:font-size="10.5pt" style:text-underline-style="none" fo:font-weight="normal" officeooo:rsid="00759bc6" fo:background-color="#1e1e1e" loext:char-shading-value="0" style:font-size-asian="11pt" style:font-size-complex="11pt"/>
    </style:style>
    <style:style style:name="T114" style:family="text">
      <style:text-properties fo:color="#dcdcaa" style:font-name="Droid Sans Mono" fo:font-size="10.5pt" fo:background-color="#1e1e1e" loext:char-shading-value="0"/>
    </style:style>
    <style:style style:name="T115" style:family="text">
      <style:text-properties fo:color="#dcdcaa" style:font-name="Droid Sans Mono" fo:font-size="10.5pt" officeooo:rsid="0076e647" fo:background-color="#1e1e1e" loext:char-shading-value="0"/>
    </style:style>
    <style:style style:name="T116" style:family="text">
      <style:text-properties fo:color="#dcdcaa" style:font-name="Droid Sans Mono" fo:font-size="10.5pt" officeooo:rsid="00788ede" fo:background-color="#1e1e1e" loext:char-shading-value="0"/>
    </style:style>
    <style:style style:name="T117" style:family="text">
      <style:text-properties fo:color="#dcdcaa" style:font-name="Droid Sans Mono" fo:font-size="10.5pt" officeooo:rsid="0078ac99" fo:background-color="#1e1e1e" loext:char-shading-value="0"/>
    </style:style>
    <style:style style:name="T118" style:family="text">
      <style:text-properties officeooo:rsid="005a879f"/>
    </style:style>
    <style:style style:name="T119" style:family="text">
      <style:text-properties officeooo:rsid="005b012a"/>
    </style:style>
    <style:style style:name="T120" style:family="text">
      <style:text-properties officeooo:rsid="005b79c4"/>
    </style:style>
    <style:style style:name="T121" style:family="text">
      <style:text-properties officeooo:rsid="005ef84b"/>
    </style:style>
    <style:style style:name="T122" style:family="text">
      <style:text-properties officeooo:rsid="00624373"/>
    </style:style>
    <style:style style:name="T123" style:family="text">
      <style:text-properties officeooo:rsid="0062fe5b"/>
    </style:style>
    <style:style style:name="T124" style:family="text">
      <style:text-properties officeooo:rsid="006425bb"/>
    </style:style>
    <style:style style:name="T125" style:family="text">
      <style:text-properties officeooo:rsid="006010dd"/>
    </style:style>
    <style:style style:name="T126" style:family="text">
      <style:text-properties officeooo:rsid="0064bf0c"/>
    </style:style>
    <style:style style:name="T127" style:family="text">
      <style:text-properties fo:color="#6a9955" style:font-name="Droid Sans Mono" fo:font-size="10.5pt" fo:font-weight="normal" fo:background-color="#1e1e1e" loext:char-shading-value="0"/>
    </style:style>
    <style:style style:name="T128" style:family="text">
      <style:text-properties fo:color="#6a9955" style:font-name="Droid Sans Mono" fo:font-size="10.5pt" fo:font-weight="normal" officeooo:rsid="006795a9" fo:background-color="#1e1e1e" loext:char-shading-value="0"/>
    </style:style>
    <style:style style:name="T129" style:family="text">
      <style:text-properties fo:color="#6a9955" style:font-name="Droid Sans Mono" fo:font-size="10.5pt" fo:font-weight="normal" officeooo:rsid="00692319" fo:background-color="#1e1e1e" loext:char-shading-value="0"/>
    </style:style>
    <style:style style:name="T130" style:family="text">
      <style:text-properties officeooo:rsid="0072122f"/>
    </style:style>
    <style:style style:name="T131" style:family="text">
      <style:text-properties officeooo:rsid="0076e647" style:font-size-asian="11pt" style:font-size-complex="11pt"/>
    </style:style>
    <style:style style:name="T132" style:family="text">
      <style:text-properties officeooo:rsid="0078ac99" style:font-size-asian="11pt" style:font-size-complex="11pt"/>
    </style:style>
    <style:style style:name="T133" style:family="text">
      <style:text-properties officeooo:rsid="007da57d"/>
    </style:style>
    <style:style style:name="T134" style:family="text">
      <style:text-properties fo:color="#000000" style:font-name="Liberation Serif" fo:font-size="11pt" officeooo:rsid="00c59a57" fo:background-color="transparent" loext:char-shading-value="0"/>
    </style:style>
    <style:style style:name="T135" style:family="text">
      <style:text-properties style:font-name="Droid Sans Mono" fo:font-size="10.5pt"/>
    </style:style>
    <style:style style:name="T136" style:family="text">
      <style:text-properties style:font-name="Droid Sans Mono" fo:font-size="10.5pt" fo:font-weight="normal"/>
    </style:style>
    <style:style style:name="T137" style:family="text">
      <style:text-properties style:font-name="Droid Sans Mono" fo:font-size="10.5pt" fo:font-weight="normal" fo:background-color="#1e1e1e" loext:char-shading-value="0"/>
    </style:style>
    <style:style style:name="T138" style:family="text">
      <style:text-properties style:font-name="Droid Sans Mono" fo:font-size="10.5pt" fo:font-weight="normal" officeooo:rsid="00665ee0" fo:background-color="#1e1e1e" loext:char-shading-value="0"/>
    </style:style>
    <style:style style:name="T139" style:family="text">
      <style:text-properties style:font-name="Droid Sans Mono" fo:font-size="10.5pt" fo:font-weight="normal" officeooo:rsid="0068c68e" fo:background-color="#1e1e1e" loext:char-shading-value="0"/>
    </style:style>
    <style:style style:name="T140" style:family="text">
      <style:text-properties style:font-name="Droid Sans Mono" fo:font-size="10.5pt" fo:font-weight="normal" officeooo:rsid="006795a9" fo:background-color="#1e1e1e" loext:char-shading-value="0"/>
    </style:style>
    <style:style style:name="T141" style:family="text">
      <style:text-properties style:font-name="Droid Sans Mono" fo:font-size="10.5pt" fo:font-weight="normal" officeooo:rsid="00692319" fo:background-color="#1e1e1e" loext:char-shading-value="0"/>
    </style:style>
    <style:style style:name="T142" style:family="text">
      <style:text-properties style:font-name="Droid Sans Mono" fo:font-size="10.5pt" fo:font-weight="normal" officeooo:rsid="006a85d1" fo:background-color="#1e1e1e" loext:char-shading-value="0"/>
    </style:style>
    <style:style style:name="T143" style:family="text">
      <style:text-properties style:font-name="Droid Sans Mono" fo:font-size="10.5pt" fo:font-weight="normal" officeooo:rsid="006c4bb3" fo:background-color="#1e1e1e" loext:char-shading-value="0"/>
    </style:style>
    <style:style style:name="T144" style:family="text">
      <style:text-properties style:font-name="Droid Sans Mono" fo:font-size="10.5pt" fo:font-weight="normal" officeooo:rsid="006ea7f2" fo:background-color="#1e1e1e" loext:char-shading-value="0"/>
    </style:style>
    <style:style style:name="T145" style:family="text">
      <style:text-properties style:font-name="Droid Sans Mono" fo:font-size="10.5pt" fo:font-weight="normal" officeooo:rsid="006f9433" fo:background-color="#1e1e1e" loext:char-shading-value="0"/>
    </style:style>
    <style:style style:name="T146" style:family="text">
      <style:text-properties style:font-name="Droid Sans Mono" fo:font-size="10.5pt" fo:font-weight="normal" officeooo:rsid="00718ec8" fo:background-color="#1e1e1e" loext:char-shading-value="0"/>
    </style:style>
    <style:style style:name="T147" style:family="text">
      <style:text-properties style:font-name="Droid Sans Mono" fo:font-size="10.5pt" fo:font-weight="normal" officeooo:rsid="0072122f" fo:background-color="#1e1e1e" loext:char-shading-value="0"/>
    </style:style>
    <style:style style:name="T148" style:family="text">
      <style:text-properties style:font-name="Droid Sans Mono" fo:font-size="10.5pt" fo:font-weight="normal" officeooo:rsid="007344a8" fo:background-color="#1e1e1e" loext:char-shading-value="0"/>
    </style:style>
    <style:style style:name="T149" style:family="text">
      <style:text-properties style:font-name="Droid Sans Mono" fo:font-size="10.5pt" fo:font-weight="normal" officeooo:rsid="00751f45" fo:background-color="#1e1e1e" loext:char-shading-value="0"/>
    </style:style>
    <style:style style:name="T150" style:family="text">
      <style:text-properties style:font-name="Droid Sans Mono" fo:font-size="10.5pt" fo:font-weight="normal" officeooo:rsid="00759bc6" fo:background-color="#1e1e1e" loext:char-shading-value="0"/>
    </style:style>
    <style:style style:name="T151" style:family="text">
      <style:text-properties style:font-name="Droid Sans Mono" fo:font-size="10.5pt" fo:font-weight="normal" officeooo:rsid="007a8800" fo:background-color="#1e1e1e" loext:char-shading-value="0"/>
    </style:style>
    <style:style style:name="T152" style:family="text">
      <style:text-properties style:font-name="Droid Sans Mono" fo:font-size="10.5pt" fo:font-weight="normal" officeooo:rsid="00665ee0"/>
    </style:style>
    <style:style style:name="T153" style:family="text">
      <style:text-properties style:font-name="Droid Sans Mono" fo:font-size="10.5pt" fo:font-weight="normal" officeooo:rsid="0068c68e"/>
    </style:style>
    <style:style style:name="T154" style:family="text">
      <style:text-properties style:font-name="Droid Sans Mono" fo:font-size="10.5pt" fo:font-weight="normal" officeooo:rsid="006795a9"/>
    </style:style>
    <style:style style:name="T155" style:family="text">
      <style:text-properties style:font-name="Droid Sans Mono" fo:font-size="10.5pt" fo:font-weight="normal" officeooo:rsid="00692319"/>
    </style:style>
    <style:style style:name="T156" style:family="text">
      <style:text-properties style:font-name="Droid Sans Mono" fo:font-size="10.5pt" fo:font-weight="normal" officeooo:rsid="006a85d1"/>
    </style:style>
    <style:style style:name="T157" style:family="text">
      <style:text-properties style:font-name="Droid Sans Mono" fo:font-size="10.5pt" fo:font-weight="normal" officeooo:rsid="006c4bb3"/>
    </style:style>
    <style:style style:name="T158" style:family="text">
      <style:text-properties style:font-name="Droid Sans Mono" fo:font-size="10.5pt" fo:font-weight="normal" officeooo:rsid="006ea7f2"/>
    </style:style>
    <style:style style:name="T159" style:family="text">
      <style:text-properties style:font-name="Droid Sans Mono" fo:font-size="10.5pt" fo:font-weight="normal" officeooo:rsid="006f9433"/>
    </style:style>
    <style:style style:name="T160" style:family="text">
      <style:text-properties style:font-name="Droid Sans Mono" fo:font-size="10.5pt" fo:font-weight="normal" officeooo:rsid="00718ec8"/>
    </style:style>
    <style:style style:name="T161" style:family="text">
      <style:text-properties style:font-name="Droid Sans Mono" fo:font-size="10.5pt" fo:font-weight="normal" officeooo:rsid="0072122f"/>
    </style:style>
    <style:style style:name="T162" style:family="text">
      <style:text-properties style:font-name="Droid Sans Mono" fo:font-size="10.5pt" fo:font-weight="normal" officeooo:rsid="007344a8"/>
    </style:style>
    <style:style style:name="T163" style:family="text">
      <style:text-properties style:font-name="Droid Sans Mono" fo:font-size="10.5pt" fo:font-weight="normal" officeooo:rsid="00751f45"/>
    </style:style>
    <style:style style:name="T164" style:family="text">
      <style:text-properties style:font-name="Droid Sans Mono" fo:font-size="10.5pt" fo:font-weight="normal" officeooo:rsid="00759bc6"/>
    </style:style>
    <style:style style:name="T165" style:family="text">
      <style:text-properties style:font-name="Droid Sans Mono" fo:font-size="10.5pt" fo:font-weight="normal" officeooo:rsid="007a8800"/>
    </style:style>
    <style:style style:name="T166" style:family="text">
      <style:text-properties style:font-name="Droid Sans Mono" fo:font-size="10.5pt" style:text-underline-style="none" fo:font-weight="normal" fo:background-color="#1e1e1e" loext:char-shading-value="0" style:font-size-asian="11pt" style:font-size-complex="11pt"/>
    </style:style>
    <style:style style:name="T167" style:family="text">
      <style:text-properties style:font-name="Droid Sans Mono" fo:font-size="10.5pt" style:text-underline-style="none" fo:font-weight="normal" officeooo:rsid="00692319" fo:background-color="#1e1e1e" loext:char-shading-value="0" style:font-size-asian="11pt" style:font-size-complex="11pt"/>
    </style:style>
    <style:style style:name="T168" style:family="text">
      <style:text-properties style:font-name="Droid Sans Mono" fo:font-size="10.5pt" style:text-underline-style="none" fo:font-weight="normal" officeooo:rsid="007477e1" fo:background-color="#1e1e1e" loext:char-shading-value="0" style:font-size-asian="11pt" style:font-size-complex="11pt"/>
    </style:style>
    <style:style style:name="T169" style:family="text">
      <style:text-properties style:font-name="Droid Sans Mono" fo:font-size="10.5pt" style:text-underline-style="none" fo:font-weight="normal" officeooo:rsid="0072122f" fo:background-color="#1e1e1e" loext:char-shading-value="0" style:font-size-asian="11pt" style:font-size-complex="11pt"/>
    </style:style>
    <style:style style:name="T170" style:family="text">
      <style:text-properties style:font-name="Droid Sans Mono" fo:font-size="10.5pt" style:text-underline-style="none" fo:font-weight="normal" officeooo:rsid="0074d987" fo:background-color="#1e1e1e" loext:char-shading-value="0" style:font-size-asian="11pt" style:font-size-complex="11pt"/>
    </style:style>
    <style:style style:name="T171" style:family="text">
      <style:text-properties style:font-name="Droid Sans Mono" fo:font-size="10.5pt" style:text-underline-style="none" fo:font-weight="normal" officeooo:rsid="00751f45" fo:background-color="#1e1e1e" loext:char-shading-value="0" style:font-size-asian="11pt" style:font-size-complex="11pt"/>
    </style:style>
    <style:style style:name="T172" style:family="text">
      <style:text-properties style:font-name="Droid Sans Mono" fo:font-size="10.5pt" style:text-underline-style="none" fo:font-weight="normal" officeooo:rsid="00759bc6" fo:background-color="#1e1e1e" loext:char-shading-value="0" style:font-size-asian="11pt" style:font-size-complex="11pt"/>
    </style:style>
    <style:style style:name="T173" style:family="text">
      <style:text-properties style:font-name="Droid Sans Mono" fo:font-size="10.5pt" style:text-underline-style="none" fo:font-weight="normal" style:font-size-asian="11pt" style:font-size-complex="11pt"/>
    </style:style>
    <style:style style:name="T174" style:family="text">
      <style:text-properties style:font-name="Droid Sans Mono" fo:font-size="10.5pt" style:text-underline-style="none" fo:font-weight="normal" officeooo:rsid="00692319" style:font-size-asian="11pt" style:font-size-complex="11pt"/>
    </style:style>
    <style:style style:name="T175" style:family="text">
      <style:text-properties style:font-name="Droid Sans Mono" fo:font-size="10.5pt" style:text-underline-style="none" fo:font-weight="normal" officeooo:rsid="007477e1" style:font-size-asian="11pt" style:font-size-complex="11pt"/>
    </style:style>
    <style:style style:name="T176" style:family="text">
      <style:text-properties style:font-name="Droid Sans Mono" fo:font-size="10.5pt" style:text-underline-style="none" fo:font-weight="normal" officeooo:rsid="0072122f" style:font-size-asian="11pt" style:font-size-complex="11pt"/>
    </style:style>
    <style:style style:name="T177" style:family="text">
      <style:text-properties style:font-name="Droid Sans Mono" fo:font-size="10.5pt" style:text-underline-style="none" fo:font-weight="normal" officeooo:rsid="0074d987" style:font-size-asian="11pt" style:font-size-complex="11pt"/>
    </style:style>
    <style:style style:name="T178" style:family="text">
      <style:text-properties style:font-name="Droid Sans Mono" fo:font-size="10.5pt" style:text-underline-style="none" fo:font-weight="normal" officeooo:rsid="00751f45" style:font-size-asian="11pt" style:font-size-complex="11pt"/>
    </style:style>
    <style:style style:name="T179" style:family="text">
      <style:text-properties style:font-name="Droid Sans Mono" fo:font-size="10.5pt" style:text-underline-style="none" fo:font-weight="normal" officeooo:rsid="00759bc6" style:font-size-asian="11pt" style:font-size-complex="11pt"/>
    </style:style>
    <style:style style:name="T180" style:family="text">
      <style:text-properties style:font-name="Droid Sans Mono" fo:font-size="10.5pt" fo:background-color="#1e1e1e" loext:char-shading-value="0"/>
    </style:style>
    <style:style style:name="T181" style:family="text">
      <style:text-properties style:font-name="Droid Sans Mono" fo:font-size="10.5pt" officeooo:rsid="00788ede" fo:background-color="#1e1e1e" loext:char-shading-value="0"/>
    </style:style>
    <style:style style:name="T182" style:family="text">
      <style:text-properties style:font-name="Droid Sans Mono" fo:font-size="10.5pt" officeooo:rsid="0078ac99" fo:background-color="#1e1e1e" loext:char-shading-value="0"/>
    </style:style>
    <style:style style:name="T183" style:family="text">
      <style:text-properties style:font-name="Droid Sans Mono" fo:font-size="10.5pt" officeooo:rsid="0076e647" fo:background-color="#1e1e1e" loext:char-shading-value="0"/>
    </style:style>
    <style:style style:name="T184" style:family="text">
      <style:text-properties style:font-name="Droid Sans Mono" fo:font-size="10.5pt" officeooo:rsid="00788ede"/>
    </style:style>
    <style:style style:name="T185" style:family="text">
      <style:text-properties style:font-name="Droid Sans Mono" fo:font-size="10.5pt" officeooo:rsid="0078ac99"/>
    </style:style>
    <style:style style:name="T186" style:family="text">
      <style:text-properties style:font-name="Droid Sans Mono" fo:font-size="10.5pt" officeooo:rsid="0076e647"/>
    </style:style>
    <style:style style:name="T187" style:family="text">
      <style:text-properties style:font-name="Liberation Serif" fo:font-size="11pt" officeooo:rsid="00c59a57" fo:background-color="transparent" loext:char-shading-value="0"/>
    </style:style>
    <style:style style:name="T188" style:family="text">
      <style:text-properties style:font-name="Liberation Serif" fo:font-size="11pt" officeooo:rsid="00c59a57"/>
    </style:style>
    <style:style style:name="T189" style:family="text">
      <style:text-properties style:font-name="Liberation Serif" fo:font-size="11pt" officeooo:rsid="00c59a57" fo:background-color="#ffffff"/>
    </style:style>
    <style:style style:name="T190" style:family="text">
      <style:text-properties fo:font-size="10.5pt"/>
    </style:style>
    <style:style style:name="T191" style:family="text">
      <style:text-properties fo:font-size="10.5pt" fo:font-weight="normal"/>
    </style:style>
    <style:style style:name="T192" style:family="text">
      <style:text-properties fo:font-size="10.5pt" fo:font-weight="normal" officeooo:rsid="00665ee0"/>
    </style:style>
    <style:style style:name="T193" style:family="text">
      <style:text-properties fo:font-size="10.5pt" fo:font-weight="normal" officeooo:rsid="0068c68e"/>
    </style:style>
    <style:style style:name="T194" style:family="text">
      <style:text-properties fo:font-size="10.5pt" fo:font-weight="normal" officeooo:rsid="006795a9"/>
    </style:style>
    <style:style style:name="T195" style:family="text">
      <style:text-properties fo:font-size="10.5pt" fo:font-weight="normal" officeooo:rsid="00692319"/>
    </style:style>
    <style:style style:name="T196" style:family="text">
      <style:text-properties fo:font-size="10.5pt" fo:font-weight="normal" officeooo:rsid="006a85d1"/>
    </style:style>
    <style:style style:name="T197" style:family="text">
      <style:text-properties fo:font-size="10.5pt" fo:font-weight="normal" officeooo:rsid="006c4bb3"/>
    </style:style>
    <style:style style:name="T198" style:family="text">
      <style:text-properties fo:font-size="10.5pt" fo:font-weight="normal" officeooo:rsid="006ea7f2"/>
    </style:style>
    <style:style style:name="T199" style:family="text">
      <style:text-properties fo:font-size="10.5pt" fo:font-weight="normal" officeooo:rsid="006f9433"/>
    </style:style>
    <style:style style:name="T200" style:family="text">
      <style:text-properties fo:font-size="10.5pt" fo:font-weight="normal" officeooo:rsid="00718ec8"/>
    </style:style>
    <style:style style:name="T201" style:family="text">
      <style:text-properties fo:font-size="10.5pt" fo:font-weight="normal" officeooo:rsid="0072122f"/>
    </style:style>
    <style:style style:name="T202" style:family="text">
      <style:text-properties fo:font-size="10.5pt" fo:font-weight="normal" officeooo:rsid="007344a8"/>
    </style:style>
    <style:style style:name="T203" style:family="text">
      <style:text-properties fo:font-size="10.5pt" fo:font-weight="normal" officeooo:rsid="00751f45"/>
    </style:style>
    <style:style style:name="T204" style:family="text">
      <style:text-properties fo:font-size="10.5pt" fo:font-weight="normal" officeooo:rsid="00759bc6"/>
    </style:style>
    <style:style style:name="T205" style:family="text">
      <style:text-properties fo:font-size="10.5pt" fo:font-weight="normal" officeooo:rsid="007a8800"/>
    </style:style>
    <style:style style:name="T206" style:family="text">
      <style:text-properties fo:font-size="10.5pt" style:text-underline-style="none" fo:font-weight="normal" style:font-size-asian="11pt" style:font-size-complex="11pt"/>
    </style:style>
    <style:style style:name="T207" style:family="text">
      <style:text-properties fo:font-size="10.5pt" style:text-underline-style="none" fo:font-weight="normal" officeooo:rsid="00692319" style:font-size-asian="11pt" style:font-size-complex="11pt"/>
    </style:style>
    <style:style style:name="T208" style:family="text">
      <style:text-properties fo:font-size="10.5pt" style:text-underline-style="none" fo:font-weight="normal" officeooo:rsid="007477e1" style:font-size-asian="11pt" style:font-size-complex="11pt"/>
    </style:style>
    <style:style style:name="T209" style:family="text">
      <style:text-properties fo:font-size="10.5pt" style:text-underline-style="none" fo:font-weight="normal" officeooo:rsid="0072122f" style:font-size-asian="11pt" style:font-size-complex="11pt"/>
    </style:style>
    <style:style style:name="T210" style:family="text">
      <style:text-properties fo:font-size="10.5pt" style:text-underline-style="none" fo:font-weight="normal" officeooo:rsid="0074d987" style:font-size-asian="11pt" style:font-size-complex="11pt"/>
    </style:style>
    <style:style style:name="T211" style:family="text">
      <style:text-properties fo:font-size="10.5pt" style:text-underline-style="none" fo:font-weight="normal" officeooo:rsid="00751f45" style:font-size-asian="11pt" style:font-size-complex="11pt"/>
    </style:style>
    <style:style style:name="T212" style:family="text">
      <style:text-properties fo:font-size="10.5pt" style:text-underline-style="none" fo:font-weight="normal" officeooo:rsid="00759bc6" style:font-size-asian="11pt" style:font-size-complex="11pt"/>
    </style:style>
    <style:style style:name="T213" style:family="text">
      <style:text-properties fo:font-size="10.5pt" officeooo:rsid="00788ede"/>
    </style:style>
    <style:style style:name="T214" style:family="text">
      <style:text-properties fo:font-size="10.5pt" officeooo:rsid="0078ac99"/>
    </style:style>
    <style:style style:name="T215" style:family="text">
      <style:text-properties fo:font-size="10.5pt" officeooo:rsid="0076e647"/>
    </style:style>
    <style:style style:name="T216" style:family="text">
      <style:text-properties fo:font-size="11pt" officeooo:rsid="00c59a57"/>
    </style:style>
    <style:style style:name="T217" style:family="text">
      <style:text-properties officeooo:rsid="00c59a57"/>
    </style:style>
    <style:style style:name="T218" style:family="text">
      <style:text-properties officeooo:rsid="00788ede"/>
    </style:style>
    <style:style style:name="T219" style:family="text">
      <style:text-properties officeooo:rsid="0078ac99"/>
    </style:style>
    <style:style style:name="T220" style:family="text">
      <style:text-properties officeooo:rsid="0076e6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</text:p>
      <text:p text:style-name="P1"/>
      <text:p text:style-name="P30">Modificaciones <text:span text:style-name="T1">SOA</text:span>:</text:p>
      <text:list xml:id="list5422081418373495616" text:style-name="L1">
        <text:list-item>
          <text:p text:style-name="P31">Creadas las funciones de tiposbolsas utilizadas en el .c teo para que creen su propia conexión</text:p>
        </text:list-item>
        <text:list-item>
          <text:p text:style-name="P2"><text:span text:style-name="T4">Modificado en </text:span><text:span text:style-name="T55">FK_eliminarelementovirtual_teo_libsoav1, </text:span><text:span text:style-name="T56">no borraba los casos de la tabla ficha </text:span><text:span text:style-name="T63">técnica</text:span><text:span text:style-name="T56"> correspondiente al elemento virtual a eliminar</text:span></text:p>
        </text:list-item>
        <text:list-item>
          <text:p text:style-name="P34">En las funciones <text:span text:style-name="T49">de obtener el próximo id tabla, en crear elementovirtual, actividad, operación, elementosistema,... la he sustituido por FBF_obtenerproximoidtabla_teo, </text:span></text:p>
        </text:list-item>
        <text:list-item>
          <text:p text:style-name="P35">He creado algunas funciones en php para evitar llamar a una FK desde el proyecto. </text:p>
          <text:list>
            <text:list-item>
              <text:p text:style-name="P35">Modificar elementovirtual</text:p>
            </text:list-item>
            <text:list-item>
              <text:p text:style-name="P35">Modificar actividad</text:p>
            </text:list-item>
            <text:list-item>
              <text:p text:style-name="P35">Borrar elementovirtual</text:p>
            </text:list-item>
            <text:list-item>
              <text:p text:style-name="P35">Borrar actividad</text:p>
            </text:list-item>
          </text:list>
        </text:list-item>
        <text:list-item>
          <text:p text:style-name="P36">En la función de eliminaractividad, no tiene que eliminar de la tabla elementossistema.</text:p>
        </text:list-item>
        <text:list-item>
          <text:p text:style-name="P37">Creado en sistemarpc: para no utilizar los buzones ni la tabla intercambiadorteo</text:p>
          <text:list>
            <text:list-item>
              <text:p text:style-name="P37">crearelementovirtual</text:p>
            </text:list-item>
            <text:list-item>
              <text:p text:style-name="P37">crearequipo</text:p>
            </text:list-item>
            <text:list-item>
              <text:p text:style-name="P37">crearactividad</text:p>
            </text:list-item>
            <text:list-item>
              <text:p text:style-name="P37">crearoperacion</text:p>
            </text:list-item>
            <text:list-item>
              <text:p text:style-name="P37">crearelementosistema</text:p>
            </text:list-item>
            <text:list-item>
              <text:p text:style-name="P38">crearaccion</text:p>
            </text:list-item>
            <text:list-item>
              <text:p text:style-name="P39"><text:span text:style-name="T64">c</text:span><text:span text:style-name="T55">rearaccionot</text:span></text:p>
            </text:list-item>
            <text:list-item>
              <text:p text:style-name="P95">crearrutina</text:p>
            </text:list-item>
            <text:list-item>
              <text:p text:style-name="P95">crearsubprograma</text:p>
            </text:list-item>
            <text:list-item>
              <text:p text:style-name="P95">crearprograma</text:p>
            </text:list-item>
          </text:list>
        </text:list-item>
        <text:list-item>
          <text:p text:style-name="P96">modificadas las funciones:</text:p>
          <text:list>
            <text:list-item>
              <text:p text:style-name="P96">FK_crearfasesaccion_teo_libsoav1</text:p>
            </text:list-item>
            <text:list-item>
              <text:p text:style-name="P96">FK_crearaccionot_teo_libsoav1</text:p>
            </text:list-item>
            <text:list-item>
              <text:p text:style-name="P96">FBFK_crearanotacionesottablafija_teo_libsoav1</text:p>
            </text:list-item>
            <text:list-item>
              <text:p text:style-name="P96">FBFK_crearotsimpleydirecta_teo_libsoav1</text:p>
            </text:list-item>
            <text:list-item>
              <text:p text:style-name="P96">FBFK_crearotsimpleporequipo_teo_libsoav1</text:p>
            </text:list-item>
            <text:list-item>
              <text:p text:style-name="P96">FBFK_crearotagrupante_teo_libsoav1</text:p>
            </text:list-item>
            <text:list-item>
              <text:p text:style-name="P96">FK_crearot_teo_libsoav1</text:p>
            </text:list-item>
            <text:list-item>
              <text:p text:style-name="P96">FBFK_crearanotacionesrutinatablafija_teo_libsoav1</text:p>
            </text:list-item>
            <text:list-item>
              <text:p text:style-name="P96">FK_crearrutina_teo_libsoav1</text:p>
            </text:list-item>
            <text:list-item>
              <text:p text:style-name="P96">FK_crearsubprograma_teo_libsoav1</text:p>
            </text:list-item>
            <text:list-item>
              <text:p text:style-name="P96">FK_crearprograma_teo_libsoav1</text:p>
            </text:list-item>
            <text:list-item>
              <text:p text:style-name="P96">FK_crearprogramamantenimiento_teo_libsoav1</text:p>
            </text:list-item>
          </text:list>
        </text:list-item>
        <text:list-item>
          <text:p text:style-name="P118"><text:span text:style-name="T25">Creada la funcion </text:span>FBF_creartdatos_<text:span text:style-name="T125">teo_libsoav1</text:span></text:p>
        </text:list-item>
        <text:list-item>
          <text:p text:style-name="P97">Modificadas las funciones, para que no creen una conexión por cada tdato a crear:</text:p>
          <text:list>
            <text:list-item>
              <text:p text:style-name="P97">FBFK_creartablaaccionesprograma_teo_libsoav1</text:p>
            </text:list-item>
            <text:list-item>
              <text:p text:style-name="P97">FBFK_creartablaaccionesactivasprograma_teo_libsoav1</text:p>
            </text:list-item>
          </text:list>
        </text:list-item>
        <text:list-item>
          <text:p text:style-name="P98">Eliminadas las funciones:</text:p>
          <text:list>
            <text:list-item>
              <text:p text:style-name="P98">FBFK_obtenercodigoelementovirtual_teo_libsoav1</text:p>
            </text:list-item>
            <text:list-item>
              <text:p text:style-name="P98">FBFK_obtenerproximocodigoelementovirtual_teo_libsoav1</text:p>
            </text:list-item>
            <text:list-item>
              <text:p text:style-name="P98">FBFK_obtenercodigoequipo_teo_libsoav1</text:p>
            </text:list-item>
            <text:list-item>
              <text:p text:style-name="P99">FBFK_obtenercodigoactividad_teo_libsoav1</text:p>
            </text:list-item>
            <text:list-item>
              <text:p text:style-name="P99">FK_<text:span text:style-name="T122">eliminarelementovirtual</text:span>_teo_libsoav1</text:p>
            </text:list-item>
            <text:list-item>
              <text:p text:style-name="P98">FK_modificar<text:span text:style-name="T122">elementovirtual</text:span>_teo_libsoav1</text:p>
            </text:list-item>
            <text:list-item>
              <text:p text:style-name="P100">FK_modificaractividad_teo_libsoav1</text:p>
            </text:list-item>
            <text:list-item>
              <text:p text:style-name="P100">FK_<text:span text:style-name="T123">elimin</text:span>aractividad_teo_libsoav1</text:p>
            </text:list-item>
            <text:list-item>
              <text:p text:style-name="P98">FBFK_obtenercodigoelementosistema_teo_libsoav1</text:p>
            </text:list-item>
          </text:list>
        </text:list-item>
        <text:list-item>
          <text:p text:style-name="P101">Modificadas las funciones:</text:p>
          <text:list>
            <text:list-item>
              <text:p text:style-name="P101">FBFK_crearanotacionesottablafija_teo_libsoav1</text:p>
            </text:list-item>
            <text:list-item>
              <text:p text:style-name="P101">FBFK_crearanotacionesrutinatablafija_teo_libsoav1</text:p>
            </text:list-item>
            <text:list-item>
              <text:p text:style-name="P101"><text:soft-page-break/>FK_crearfasesaccion_teo_libsoav1</text:p>
            </text:list-item>
            <text:list-item>
              <text:p text:style-name="P101">FK_crearfases<text:span text:style-name="T124">rutina</text:span>_teo_libsoav1</text:p>
            </text:list-item>
            <text:list-item>
              <text:p text:style-name="P101"/>
            </text:list-item>
          </text:list>
        </text:list-item>
      </text:list>
      <text:p text:style-name="P32"/>
      <text:p text:style-name="P32"/>
      <text:p text:style-name="P32">Modificaciones proyecto:</text:p>
      <text:list xml:id="list8906552489098140048" text:style-name="L2">
        <text:list-item>
          <text:p text:style-name="P33">Modificado en M_mantenimiento, declarada la variable global sistema, para no tener a cap<text:span text:style-name="T2">ó</text:span>n el nombre del sistema en los modelos.</text:p>
        </text:list-item>
        <text:list-item>
          <text:p text:style-name="P3"><text:span text:style-name="T3">Modificado en </text:span><text:span text:style-name="T55">crearCasoTdatosFichaTecnica, </text:span><text:span text:style-name="T57">que si se generan varios elementos de un golpe solo creaba los casos en ficha tecnica para el primer elemento.</text:span></text:p>
        </text:list-item>
        <text:list-item>
          <text:p text:style-name="P40">Creada funcion general para obtenerProximoIdTabla y por ende he eliminado los modelos obtenerCodigoElemento y la forma de devolver el valor lo he cambiado.</text:p>
        </text:list-item>
        <text:list-item>
          <text:p text:style-name="P42">Creados los controladores para llamar a llamarrpc:</text:p>
          <text:list>
            <text:list-item>
              <text:p text:style-name="P42">crearElementoVirtual</text:p>
            </text:list-item>
            <text:list-item>
              <text:p text:style-name="P42">crearEquipo</text:p>
            </text:list-item>
            <text:list-item>
              <text:p text:style-name="P42">crearActividad</text:p>
            </text:list-item>
            <text:list-item>
              <text:p text:style-name="P42">crearOperacion</text:p>
            </text:list-item>
            <text:list-item>
              <text:p text:style-name="P42">crearElementoSistema</text:p>
            </text:list-item>
            <text:list-item>
              <text:p text:style-name="P42">crearAccion</text:p>
            </text:list-item>
            <text:list-item>
              <text:p text:style-name="P45">crearAccionOt</text:p>
            </text:list-item>
            <text:list-item>
              <text:p text:style-name="P45">crearOt</text:p>
            </text:list-item>
            <text:list-item>
              <text:p text:style-name="P45">crearRutina</text:p>
            </text:list-item>
            <text:list-item>
              <text:p text:style-name="P45">crearSubprograma</text:p>
            </text:list-item>
            <text:list-item>
              <text:p text:style-name="P45">crearPrograma</text:p>
            </text:list-item>
          </text:list>
        </text:list-item>
        <text:list-item>
          <text:p text:style-name="P46">Pasadas todas las FK’s a php</text:p>
        </text:list-item>
        <text:list-item>
          <text:p text:style-name="P46">Creadas las funciones necesarias de anotaciones generales <text:span text:style-name="T126">para el teo (llenar valores de las gamas)</text:span></text:p>
        </text:list-item>
        <text:list-item>
          <text:p text:style-name="P47">Creadas en php las funciones:</text:p>
          <text:list>
            <text:list-item>
              <text:p text:style-name="P114">FBFK_creartablatpas_bolsas_libsoav1</text:p>
            </text:list-item>
            <text:list-item>
              <text:p text:style-name="P114">FBFK_creartablarutastpas_bolsas_libsoav1</text:p>
            </text:list-item>
          </text:list>
        </text:list-item>
        <text:list-item>
          <text:p text:style-name="P48">Creado 2 proyectos separados</text:p>
          <text:list>
            <text:list-item>
              <text:p text:style-name="P48">teo_consoa: modelos y controladores que utilizan algunas de las FK’s del teo para crear los casos y las estructuras correspondientes</text:p>
            </text:list-item>
            <text:list-item>
              <text:p text:style-name="P48">teo: modelos y controladores que solo utilizan php para crear los casos y las estructuras correspondientes, tanto para el teo como para las anotaciones,</text:p>
            </text:list-item>
          </text:list>
        </text:list-item>
        <text:list-item>
          <text:p text:style-name="P5"><text:span text:style-name="T34">Modificado en crearequipo en la vista: actividad en </text:span><text:span text:style-name="T55">f_crear_equipo, </text:span><text:span text:style-name="T68">que no llene un array, si no una cadena, </text:span><text:span text:style-name="T69">pendiente </text:span><text:span text:style-name="T68">hay que modificarlos en crearoperacion tb</text:span></text:p>
        </text:list-item>
        <text:list-item>
          <text:p text:style-name="P6"><text:span text:style-name="T35">Eliminado </text:span><text:span text:style-name="T55">arrayIdEquipo </text:span><text:span text:style-name="T70">en las vistas de actividad, por que no se utiliza, (Pendiente quitarlo tb en crearactividad desde crear operación.</text:span></text:p>
        </text:list-item>
        <text:list-item>
          <text:p text:style-name="P7"><text:span text:style-name="T36">Eliminado el modelo, controlador y la llamada a </text:span><text:span text:style-name="T55">escribirCodigoProgramaIntercambiadorteo </text:span><text:span text:style-name="T71">en m_mantenimiento.php, mantenimiento.php <text:s/>y crear_accion_activa.php</text:span></text:p>
        </text:list-item>
        <text:list-item>
          <text:p text:style-name="P7"><text:span text:style-name="T36">Eliminado el modelo </text:span><text:span text:style-name="T55">crearProgramaFk</text:span></text:p>
        </text:list-item>
        <text:list-item>
          <text:p text:style-name="P7"><text:span text:style-name="T36">Eliminado el modelo, controlador y la llamada a </text:span><text:span text:style-name="T38">escribirCodigoSubprogramaIntercambiadorteo</text:span></text:p>
          <text:p text:style-name="P29"><text:span text:style-name="T38">e</text:span><text:span text:style-name="T37">n mantenimiento.php y crear_accion_activa.php</text:span></text:p>
        </text:list-item>
        <text:list-item>
          <text:p text:style-name="P49">Eliminados los modelos crearPrograma, crearSubprograma, crearRutina, crearOtActiva, crearOtagrupanteAcionActiva, crearAccionActiva</text:p>
        </text:list-item>
        <text:list-item>
          <text:p text:style-name="P7"><text:span text:style-name="T36">Eliminado el modelo, controlado y la llamada a </text:span><text:span text:style-name="T55">escribirCodigoRutinaIntercambiadorteo </text:span><text:span text:style-name="T71">en m_mantenimiento.php, mantenimiento.php y crear_accion_activa.php</text:span></text:p>
        </text:list-item>
        <text:list-item>
          <text:p text:style-name="P8"><text:span text:style-name="T71">E</text:span><text:span text:style-name="T72">liminado en crear_Accion_activa.php la funcion y la llamada a <text:s/></text:span><text:span text:style-name="T55">f_crear_programa_mantenimiento</text:span></text:p>
        </text:list-item>
        <text:list-item>
          <text:p text:style-name="P9"><text:span text:style-name="T73">Eliminado modelo, controlador y la llamada a </text:span><text:span text:style-name="T55">escribirOtRutina</text:span><text:span text:style-name="T73"> en m_mantenimiento.php, mantenimiento.php y crear_accion_activa.php</text:span></text:p>
        </text:list-item>
        <text:list-item>
          <text:p text:style-name="P50">Eliminado modelo, controlador y la llamada a guardarGrupoFaseInterCambiadorRutina <text:span text:style-name="T73">en m_mantenimiento.php, mantenimiento.php, </text:span><text:span text:style-name="T74">objeto_crear_fases_rutina</text:span><text:span text:style-name="T73"> y crear_</text:span><text:span text:style-name="T74">fases</text:span><text:span text:style-name="T73">_</text:span><text:span text:style-name="T74">rutina</text:span><text:span text:style-name="T73">.php</text:span></text:p>
        </text:list-item>
        <text:list-item>
          <text:p text:style-name="P50">Eliminado modelo, controlador y la llamada a guardarGrupoFaseInterCambiadorOt <text:span text:style-name="T73">en m_mantenimiento.php, mantenimiento.php,</text:span><text:span text:style-name="T74">objetos_crear_fases_ot</text:span><text:span text:style-name="T73"> y crear_accion_activa.php</text:span> </text:p>
        </text:list-item>
        <text:list-item>
          <text:p text:style-name="P51">Eliminado modelo, controlador y la llamada a guardarGrupoFaseInterCambiador en m_mantenimiento.php, mantenimiento.php, objeto_crear_fases.php y crear_fases.php</text:p>
        </text:list-item>
        <text:list-item>
          <text:p text:style-name="P10"><text:span text:style-name="T44">Eliminado modelo y controlador </text:span><text:span text:style-name="T55">vaciarInterCambiadorTeo </text:span><text:span text:style-name="T75">en m_mantenimiento.php y mantenimiento.php</text:span></text:p>
        </text:list-item>
        <text:list-item>
          <text:p text:style-name="P11"><text:soft-page-break/><text:span text:style-name="T45">Eliminado modelo </text:span><text:span text:style-name="T55">crearAccion </text:span><text:span text:style-name="T76">en m_mantenimiento.php</text:span></text:p>
        </text:list-item>
        <text:list-item>
          <text:p text:style-name="P11"><text:span text:style-name="T46">Modificado en la vista objeto_crear_fases.php en las funciones </text:span><text:span text:style-name="T55">f_guardar_fases </text:span><text:span text:style-name="T77">y f_guardar_fases_intercambiador cuando llena la variable nemofase, se estaba llenando mal</text:span></text:p>
        </text:list-item>
        <text:list-item>
          <text:p text:style-name="P12"><text:span text:style-name="T39">Creado el archivo</text:span><text:span text:style-name="T40"> objeto_crear_fases_ot.php <text:s/></text:span><text:span text:style-name="T39">por que no existia, llamaba al de la rutina.</text:span></text:p>
        </text:list-item>
        <text:list-item>
          <text:p text:style-name="P52"><text:span text:style-name="T130">Modificado en la vista objeto_crear_fases_rutina.php en las funciones </text:span><text:span text:style-name="T55">f_guardar_fases_</text:span><text:span text:style-name="T78">rutina</text:span><text:span text:style-name="T55"> </text:span><text:span text:style-name="T77">y f_guardar_fases_intercambiador_</text:span><text:span text:style-name="T78">rutina</text:span><text:span text:style-name="T77"> cuando llena la variable nemofase, se estaba llenando mal</text:span></text:p>
        </text:list-item>
        <text:list-item>
          <text:p text:style-name="P13"><text:span text:style-name="T40">M</text:span><text:span text:style-name="T41">odificados los modelos y controladores: </text:span><text:span text:style-name="T55">guardarGrupoFaseRutinaTablaAcciones, guardarGrupoFase</text:span><text:span text:style-name="T79">Ot</text:span><text:span text:style-name="T55">TablaAcciones,guardarGrupoFaseTablaAcciones</text:span></text:p>
        </text:list-item>
        <text:list-item>
          <text:p text:style-name="P13"><text:span text:style-name="T42">Modificados</text:span><text:span text:style-name="T41"> los modelos, controladores: guardarGrupoFase</text:span><text:span text:style-name="T42">Rutina, </text:span><text:span text:style-name="T55">guardarGrupoFaseOt </text:span><text:span text:style-name="T79">y guardarGrupoFase, para cambiarles el nombre y la funcionalidad que no estaba bien. El nombre nuevo es guardarGrupoFaseRutinaTcasoAlmacen, guardarGrupoFaseOtTcasoAlmacen y guardarGrupoFaseTcasoAlmacen</text:span></text:p>
        </text:list-item>
        <text:list-item>
          <text:p text:style-name="P14"><text:span text:style-name="T43">Modificado el nombre de las funciones de las vistas </text:span><text:span text:style-name="T55">f_guardar_fases_intercambiador_</text:span><text:span text:style-name="T80">rutina, f_guardar_fases_intercambiador_ot</text:span></text:p>
          <text:p text:style-name="P133">y f_guardar_fases_intercambiador por f_guardar_fases_tcaso_fase_ot, f_guardar_fases_tcaso_fase_rutina y f_guardar_fases_tcaso_fase_accion</text:p>
        </text:list-item>
        <text:list-item>
          <text:p text:style-name="P134">Eliminado modelo leerActividad, por que no se utilizaba en ningun sitio</text:p>
        </text:list-item>
        <text:list-item>
          <text:p text:style-name="P135">Eliminado los modelos: modificarOperacion y eliminarOperacion <text:span text:style-name="T133">porque no se utilizaban en ningun sitio</text:span></text:p>
        </text:list-item>
        <text:list-item>
          <text:p text:style-name="P136">Eliminado el modelo obtenerCodigoPrograma</text:p>
        </text:list-item>
        <text:list-item>
          <text:p text:style-name="P137">Eliminado modelo y controlador leerNemoElementoSistema leerDescripcionDeElementoSistemas</text:p>
        </text:list-item>
        <text:list-item>
          <text:p text:style-name="P115">Eliminado modelo obtenerCodigoSubprograma</text:p>
        </text:list-item>
        <text:list-item>
          <text:p text:style-name="P116">Eliminado modelo obtenerCodigoRutina</text:p>
        </text:list-item>
        <text:list-item>
          <text:p text:style-name="P116">Eliminado modelo obtenerCodigoOt</text:p>
        </text:list-item>
        <text:list-item>
          <text:p text:style-name="P117">Eliminado modelo <text:span text:style-name="T217">crearCasoTdatosFichaTecnicaElementoSistema</text:span></text:p>
        </text:list-item>
      </text:list>
      <text:p text:style-name="P41"/>
      <text:p text:style-name="P53">ElementoVirtual</text:p>
      <text:list xml:id="list2544916893617171696" text:style-name="L3">
        <text:list-item>
          <text:p text:style-name="P54">En modificarElementoVirtual, he creado un modelo que en lugar de llamar a una FK, haga la funcionalidad directamente.</text:p>
        </text:list-item>
        <text:list-item>
          <text:p text:style-name="P54">En eliminarElementoVirtual, he creado un modelo que en lugar de llamar a una FK, haga la funcionalidad directamente.</text:p>
        </text:list-item>
        <text:list-item>
          <text:p text:style-name="P15"><text:span text:style-name="T12">Cuande se crea un elemento virtual ya sea desde crearOperacion o crearElementoSistema no funciona si tiene ficha tecnica.y se crean varios elementos de golpe. </text:span><text:span text:style-name="T13">Para ello he modificado <text:s/>en </text:span><text:span text:style-name="T55">f_crear_elemento_virtual </text:span><text:span text:style-name="T58">no se enviaba codigonumeroelementos al controlador </text:span></text:p>
        </text:list-item>
        <text:list-item>
          <text:p text:style-name="P102">crearCasoTdatosFichaTecnica <text:span text:style-name="T54">en elementos_virtual_sistema/elemento_virtual_nuevo.php y elementos_virtual_operacion/elemento_virtual_nuevo.php</text:span></text:p>
        </text:list-item>
        <text:list-item>
          <text:p text:style-name="P125"><text:span text:style-name="T47">Eliminado el modelo </text:span>leerElementoVirtual <text:span text:style-name="T218">por que no se utilizaba</text:span></text:p>
        </text:list-item>
        <text:list-item>
          <text:p text:style-name="P105"/>
          <text:p text:style-name="P55"/>
        </text:list-item>
      </text:list>
      <text:p text:style-name="P56">Actividades:</text:p>
      <text:list xml:id="list1867602774983123448" text:style-name="L4">
        <text:list-item>
          <text:p text:style-name="P57">Cada vez que se pulsa en +info del equipo añade al objeto de nuevo los valores a mostrar. <text:span text:style-name="T51">(mirar como está echo, en operación en la zona de mostrar la operación que se va a crear, funciona bien)</text:span></text:p>
        </text:list-item>
        <text:list-item>
          <text:p text:style-name="P58">El modificar Actividad da error :Undefined variable: codigoactiviad cuando se llama a modificarActividad</text:p>
        </text:list-item>
        <text:list-item>
          <text:p text:style-name="P16"><text:span text:style-name="T15">En modificar actividad, si se cambia el equipo, no se cambia el tiempo, ni las unidades. <text:s/></text:span><text:span text:style-name="T18">Solu: modificado modelo de modificarActividad para que escriba los valores de los tdatos tiempo y tiempohoras de la tabla equipos correspondientes al equipo elegido.</text:span></text:p>
        </text:list-item>
        <text:list-item>
          <text:p text:style-name="P16"><text:span text:style-name="T18">En modificar Actividad </text:span><text:span text:style-name="T19">no llega el codigoequipo elegido correctamente. </text:span><text:span text:style-name="T18">Sol: en actividades/actividadexistente en </text:span><text:span text:style-name="T55">f_guardar_operacion </text:span><text:span text:style-name="T65">cambiado:</text:span></text:p>
          <text:p text:style-name="P16"><text:span text:style-name="T55">actividadElegida[id][7]=1//08022019 </text:span><text:span text:style-name="T65">por</text:span></text:p>
        </text:list-item>
      </text:list>
      <text:p text:style-name="P119"><text:tab/>actividadElegida[id][7]=codigoEquipoElegido</text:p>
      <text:p text:style-name="P119"><text:tab/><text:span text:style-name="T89">estaba a capón que el codigoequipo siempre fuese 1.</text:span></text:p>
      <text:list xml:id="list105254491747684" text:continue-numbering="true" text:style-name="L4">
        <text:list-item>
          <text:p text:style-name="P126"><text:span text:style-name="T219">Eliminado el modelo: </text:span>obtenerCodigoActividad <text:span text:style-name="T219">por que no se utilizaba</text:span></text:p>
        </text:list-item>
        <text:list-item>
          <text:p text:style-name="P127"/>
          <text:p text:style-name="P60"/>
        </text:list-item>
        <text:list-item>
          <text:p text:style-name="P61">En eliminarActividad, he creado un modelo que en lugar de llamar a una FK, haga la funcionalidad directamente.</text:p>
        </text:list-item>
      </text:list>
      <text:p text:style-name="P56"/>
      <text:p text:style-name="P62">Operaciones:</text:p>
      <text:list xml:id="list3501715970720015044" text:style-name="L5">
        <text:list-item>
          <text:p text:style-name="P63"><text:soft-page-break/>En leerActividadesPorFamilia no estaba leyendo bien, estaba sacando mas casos de los que tenia que leer, he añadido group by act.nemo</text:p>
        </text:list-item>
        <text:list-item>
          <text:p text:style-name="P17"><text:span text:style-name="T9">En crear Operaciones según se va seleccionando, actividades, no deber</text:span><text:span text:style-name="T8">í</text:span><text:span text:style-name="T9">a meterlas en el array de crear operación </text:span><text:span text:style-name="T10">(operacionElegida) </text:span><text:span text:style-name="T9">mientras no se pulse en el bot</text:span><text:span text:style-name="T8">ó</text:span><text:span text:style-name="T9">n OK de la actividad para que la cargue en la zona de mostrar de abajo, </text:span><text:span text:style-name="T11">por que a lo hora de pulsar en el ok de, al igual que si se cambia por ejemplo el tipo de gama, deber</text:span><text:span text:style-name="T8">í</text:span><text:span text:style-name="T11">a de limpiar los demás arrays y llenarlos con los valores que se correspondan. </text:span><text:span text:style-name="T8">Solución modificada en la vista f_valoresgruposeleccionadosactividad que no llene cada vez que se cambia algun combo y hay un solo caso que llene el array (operacionElegida), lleno dicho array en </text:span><text:span text:style-name="T55">f_agregar_operacion </text:span><text:span text:style-name="T59">en views/mantenimiento/actividades/actividad_existente</text:span></text:p>
        </text:list-item>
        <text:list-item>
          <text:p text:style-name="P17"><text:span text:style-name="T5">Modificado el controlador </text:span><text:span text:style-name="T55">leerEdificioElementoSistemaFiltro, </text:span><text:span text:style-name="T60">los nombres de las variables edificio despistan, cuando deben ser sistema</text:span></text:p>
        </text:list-item>
      </text:list>
      <text:list xml:id="list105253748268532" text:continue-list="list8906552489098140048" text:style-name="L2">
        <text:list-item>
          <text:p text:style-name="P4"><text:span text:style-name="T7">Modificado </text:span><text:span text:style-name="T55">guardarGrupoFaseOt, </text:span><text:span text:style-name="T61">el nombre de la variable codigorutina, por codigoot, por que despista.</text:span></text:p>
        </text:list-item>
        <text:list-item>
          <text:p text:style-name="P23"><text:span text:style-name="T85">E</text:span>n modificar actividad, no se oculta el combo del equipo cuando se selecciona otro, <text:span text:style-name="T53">por tanto no coge el valor del equipo seleccionado</text:span>, <text:span text:style-name="T84">llama a </text:span><text:span text:style-name="T14">f_selecionar_edicion_equipo </text:span><text:span text:style-name="T15">de actividades/actividadexistente</text:span></text:p>
          <text:p text:style-name="P65">Sol: en f_selecionar_edicion_equipo añadido:</text:p>
          <text:p text:style-name="P128">if( $(".tb_opciones_equipo_edicion"+id).is(':visible'))//esther 08022019</text:p>
        </text:list-item>
        <text:list-item>
          <text:p text:style-name="P103">$(".tb_opciones_equipo_edicion"+id).hide();</text:p>
        </text:list-item>
      </text:list>
      <text:p text:style-name="P104"/>
      <text:p text:style-name="P106">elemento sistema</text:p>
      <text:list xml:id="list2993137494646354778" text:style-name="L6">
        <text:list-item>
          <text:p text:style-name="P120"><text:span text:style-name="T20">Añadido </text:span>onclick="f_mostrar_descripcion_elegida_sistemas()" <text:span text:style-name="T118">cuando se pulsa en + de la zona de mostrar del elemento sistema</text:span></text:p>
        </text:list-item>
        <text:list-item>
          <text:p text:style-name="P121"><text:span text:style-name="T21">Modificado el controlador </text:span>crearElementoSistemas</text:p>
        </text:list-item>
        <text:list-item>
          <text:p text:style-name="P107"/>
        </text:list-item>
      </text:list>
      <text:p text:style-name="P66"/>
      <text:p text:style-name="P70">Accion:</text:p>
      <text:list xml:id="list4667782804066731803" text:style-name="L7">
        <text:list-item>
          <text:p text:style-name="P71">Cuando se muestran las operaciones correspondientes al elemento elegido, muestra valores duplicados cuando hace el select en leerOperacionesElementoVirtual, <text:span text:style-name="T90">si pulso en Todas</text:span></text:p>
          <text:p text:style-name="P75">Solucion: añadido en el select group by o.codigoactividad</text:p>
        </text:list-item>
        <text:list-item>
          <text:p text:style-name="P71">Cuando se muestran las operaciones correspondientes al elemento elegido, muestra valores duplicados cuando hace el select en leerOperacionesElementoVirtual<text:span text:style-name="T90">Filtro</text:span>, <text:span text:style-name="T90">si pulso en TipoOperacion</text:span></text:p>
          <text:p text:style-name="P75">Solucion: añadido en el select group by o.codigoactividad</text:p>
        </text:list-item>
        <text:list-item>
          <text:p text:style-name="P22"><text:span text:style-name="T48">Eliminado el modelo: </text:span><text:span text:style-name="T55">obtenerCodigoAccion </text:span><text:span text:style-name="T81">por que no se utilizaba</text:span></text:p>
        </text:list-item>
        <text:list-item>
          <text:p text:style-name="P79"/>
        </text:list-item>
      </text:list>
      <text:p text:style-name="P108"/>
      <text:p text:style-name="P110">Accion Activa:</text:p>
      <text:list xml:id="list4501663763312661563" text:style-name="L8">
        <text:list-header>
          <text:p text:style-name="P77"/>
        </text:list-header>
        <text:list-item>
          <text:p text:style-name="P73">Cuando se muestran las <text:span text:style-name="T91">acciones</text:span> correspondientes al elemento elegido, muestra valores duplicados cuando hace el select en leerOperacionesElementoVirtual<text:span text:style-name="T91">AccionActiva</text:span>, <text:span text:style-name="T90">si pulso en Todas</text:span></text:p>
          <text:p text:style-name="P109">Solucion: añadido en el select group by <text:span text:style-name="T91">a</text:span>.codigo<text:span text:style-name="T91">operacion</text:span></text:p>
        </text:list-item>
        <text:list-item>
          <text:p text:style-name="P111">Modificada en la tabla acciones, he escrito en tdato tipotcaso 'tarea', para los casos donde tarea is not null y he escrito en tdato tipotcaso 'frecuencia' para los casos donde frecuencia is not null, <text:span text:style-name="T92">(coger teo.sql de del proyecto kernelloa) </text:span>y por ello he modificado los <text:span text:style-name="T92">tambien los </text:span>modelos: </text:p>
        </text:list-item>
        <text:list-item>
          <text:p text:style-name="P122"><text:span text:style-name="T22">Modificado </text:span>guardarGrupoFaseInterCambiadorRutina <text:span text:style-name="T119">por guardarGrupoFaseRutinaTablaAcciones en crear_fases_rutina y objeto_crear_fases_rutina</text:span></text:p>
        </text:list-item>
        <text:list-item>
          <text:p text:style-name="P122"><text:span text:style-name="T22">Modificado </text:span><text:span text:style-name="T119">guardarGrupoFaseInterCambiadorOt por guardarGrupoFaseOtTablaAcciones en crear_fases_ot y objeto_crear_fases_rutina</text:span></text:p>
        </text:list-item>
        <text:list-item>
          <text:p text:style-name="P123"><text:span text:style-name="T23">Modificado </text:span>guardarGrupoFaseInterCambiador <text:span text:style-name="T120">por guardarGrupoFaseAccionesTablaAcciones en crear_fases y objeto_crear_fases</text:span></text:p>
        </text:list-item>
        <text:list-item>
          <text:p text:style-name="P129">Modificado cuando llama a los controladores, crearPrograma,crearsubprograma,crearrutina,crearot y crearaccionactiva, para que le lleguen los codigos <text:span text:style-name="T121">correspondientes</text:span>.</text:p>
        </text:list-item>
        <text:list-item>
          <text:p text:style-name="P124"><text:span text:style-name="T220">En crear_accion_activa.php eliminado </text:span>f_abrir_tecnico_rutina, <text:span text:style-name="T220">porque no se utiliza</text:span></text:p>
        </text:list-item>
        <text:list-item>
          <text:p text:style-name="P130"/>
        </text:list-item>
      </text:list>
      <text:p text:style-name="P112"/>
      <text:p text:style-name="P112"/>
      <text:p text:style-name="P64"><text:soft-page-break/></text:p>
      <text:p text:style-name="P80">Pte proyecto</text:p>
      <text:p text:style-name="P43">General:</text:p>
      <text:list xml:id="list5706277363097514262" text:style-name="L9">
        <text:list-item>
          <text:p text:style-name="P44">Eliminar los modelos y controladores que no se utilizan, debido a los cambios (no utiliza buzones, ni intercambiador).</text:p>
          <text:p text:style-name="P138"/>
        </text:list-item>
      </text:list>
      <text:p text:style-name="P82">Elemento Virtual:</text:p>
      <text:list xml:id="list7629184177107227809" text:style-name="L10">
        <text:list-item>
          <text:p text:style-name="P83">Desde crear Operacion, si se modifica el elemento virtual, no me deja modificar la descripcion, <text:span text:style-name="T52">no me sale el objeto para escribir.</text:span></text:p>
        </text:list-item>
      </text:list>
      <text:p text:style-name="P59">Actividades: </text:p>
      <text:list xml:id="list4649177522209321089" text:style-name="L11">
        <text:list-item>
          <text:p text:style-name="P84">Cuando creamos un equipo en la pantalla, no muestra el tiempototal calculado si hay varias unidades.</text:p>
          <text:p text:style-name="P85">Nombre objeto: inp_tiempototal.</text:p>
        </text:list-item>
        <text:list-item>
          <text:p text:style-name="P84"/>
        </text:list-item>
      </text:list>
      <text:p text:style-name="P86">Operaciones:</text:p>
      <text:list xml:id="list8952834529547148098" text:style-name="L12">
        <text:list-item>
          <text:p text:style-name="P87">En ElegirElementoVirtual, cuando se tiene un elemento virtual seleccionado si se pulsa en +info de la descripcion no muestra el valor <text:span text:style-name="T83">de la descripcion</text:span></text:p>
        </text:list-item>
        <text:list-item>
          <text:p text:style-name="P81"><text:span text:style-name="T50">C</text:span>uando se elige la actividad, si cambio el fitro de b<text:span text:style-name="T82">ú</text:span>squeda deber<text:span text:style-name="T82">í</text:span>a volver a cargar los valores de los combos a mostrar.???</text:p>
        </text:list-item>
        <text:list-item>
          <text:p text:style-name="P24"><text:span text:style-name="T50">Si se crea operación por </text:span>crear Actividad el bot<text:span text:style-name="T82">ó</text:span>n +info del mostrar los equipos no muestra nada.</text:p>
        </text:list-item>
        <text:list-item>
          <text:p text:style-name="P18"><text:span text:style-name="T50">Cuando se ha elegido un elemento virtual y esta en la zona de mostrar si se pulsa en modificar no muestra el valor de la descripción y si se pulsa en el botón +info sale mensaje de que no tiene descripción. Además no me deja modificar dicha descripción o crearle una si no tiene, cuando se llama al modelo </text:span><text:span text:style-name="T55">leerValoresElementoVirtual </text:span><text:span text:style-name="T66">entre otros le tiene que llegar la descripci</text:span><text:span text:style-name="T67">ó</text:span><text:span text:style-name="T66">n y no se la enviamos desde la vista </text:span><text:span text:style-name="T55">f_valoresgruposeleccionadoslemento</text:span><text:span text:style-name="T66">.</text:span></text:p>
        </text:list-item>
      </text:list>
      <text:p text:style-name="P131"/>
      <text:list xml:id="list105254586476802" text:continue-numbering="true" text:style-name="L12">
        <text:list-item>
          <text:p text:style-name="P25">En modificar actividad, Si en lugar de elegir un equipo lo creamos en ese momento no se ve bien el objeto de crear equipo.</text:p>
        </text:list-item>
        <text:list-item>
          <text:p text:style-name="P26">En modificar elementovirtutal, (desde elegir elemento) no se oculta como f1 si se vuelve a pulsar sobre el como pasa en los demás combos.</text:p>
        </text:list-item>
        <text:list-item>
          <text:p text:style-name="P27">En modificar elementovirtual no se puede modificar la descripcion del elemento.</text:p>
        </text:list-item>
        <text:list-item>
          <text:p text:style-name="P19"><text:span text:style-name="T6">Ver por que en </text:span><text:span text:style-name="T55">leerOperacionesElementoVirtualFiltro </text:span><text:span text:style-name="T62">y </text:span><text:span text:style-name="T55">leerOperacionesElementoVirtualFiltro</text:span></text:p>
          <text:p text:style-name="P28"><text:span text:style-name="T62">a</text:span><text:span text:style-name="T55">signa 2 select distintos a tiempo</text:span></text:p>
        </text:list-item>
        <text:list-item>
          <text:p text:style-name="P67">Igual al paso anterior pero en leerOperacionElementoVirtualFiltroAccionActiva</text:p>
        </text:list-item>
      </text:list>
      <text:p text:style-name="P68"/>
      <text:p text:style-name="P74">Accion:</text:p>
      <text:list xml:id="list105254512689784" text:continue-list="list4667782804066731803" text:style-name="L7">
        <text:list-item>
          <text:p text:style-name="P72">Cuando se muestran las operaciones correspondientes al elemento elegido, muestra valores duplicados cuando hace el select en leerOperacionesElementoVirtual, <text:span text:style-name="T90">si pulso en Todas</text:span></text:p>
          <text:p text:style-name="P76">Solucion: añadido en el select group by o.codigoactividad</text:p>
        </text:list-item>
        <text:list-item>
          <text:p text:style-name="P72">Cuando se muestran las operaciones correspondientes al elemento elegido, muestra valores duplicados cuando hace el select en leerOperacionesElementoVirtual<text:span text:style-name="T90">Filtro</text:span>, <text:span text:style-name="T90">si pulso en TipoOperacion</text:span></text:p>
          <text:p text:style-name="P76">Solucion: añadido en el select group by o.codigoactividad</text:p>
        </text:list-item>
        <text:list-item>
          <text:p text:style-name="P88">Cuando se llama a <text:s/><text:span text:style-name="T88">leerOperacionesElementoVirtualFiltro, </text:span>si pulso en Gama, aparece unos errores, ver imagen </text:p>
          <text:p text:style-name="P89">Solucion en accion/poroperacion en f_seleccionar_gama() se estaba llenando mal el array que correspondiente al elemento sistema, para ello he cambiado</text:p>
          <text:p text:style-name="P113">//elementosElegidoSistema:arrayElementoSistema,tipooperacion:tipooperacion,frecuencia:gamma,equipo:equipo}, por:</text:p>
        </text:list-item>
      </text:list>
      <text:p text:style-name="P119">elementosElegidoSistema:elementosElegidoSistemas,tipooperacion:tipooperacion,frecuencia:gamma,equipo:equipo}</text:p>
      <text:p text:style-name="P20"/>
      <text:p text:style-name="P132">Accion Activa:</text:p>
      <text:list xml:id="list105254328341162" text:continue-list="list4501663763312661563" text:style-name="L8">
        <text:list-header>
          <text:p text:style-name="P78"/>
        </text:list-header>
      </text:list>
      <text:p text:style-name="P69"/>
      <text:p text:style-name="P90">Ver Con Gemma; </text:p>
      <text:list xml:id="list3181775750373791032" text:style-name="L13">
        <text:list-item>
          <text:p text:style-name="P91">Si las FK's a las que llama tienen poca funcionalidad, ponemos la funcionalidad directamente en el proyecto en php???. Resp: SI</text:p>
        </text:list-item>
        <text:list-item>
          <text:p text:style-name="P92"><text:soft-page-break/>Si se elimina una actividad <text:span text:style-name="T87">o elementovirtual </text:span>cuando se esta creando una operación, estaba el c<text:span text:style-name="T82">ó</text:span>digo comentado, para que solo la quite del array para crear operación, como lo dejamos?</text:p>
        </text:list-item>
        <text:list-item>
          <text:p text:style-name="P92">Si se elimina un elemento virtual, una actividad,... que repercusiones tiene ya que se arrastra el c<text:span text:style-name="T82">ó</text:span>digo en casi todas las tablas. <text:span text:style-name="T86">Como lo podríamos montar</text:span></text:p>
        </text:list-item>
        <text:list-item>
          <text:p text:style-name="P21"><text:span text:style-name="T24">Si se elimina una actividad, tendriamos </text:span><text:span text:style-name="T55">que coger todas las operaciones que tienen dicho codigoactividad, para eliminar las acciones, accionesactivas y anotaciones</text:span></text:p>
        </text:list-item>
      </text:list>
      <text:p text:style-name="P119"><text:tab/>que correspondan</text:p>
      <text:p text:style-name="P93"/>
      <text:p text:style-name="P93"/>
      <text:p text:style-name="P94">select _idacciones as id,fecha,tipotcaso,nemoprograma,nemosubprograma,nemorutina,nemoot,codigoelementovirtual as cev,codigoelementosistema as ces,codigooperacion as co from accion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55cm" fo:margin-right="1.3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1:53:08.046919048</meta:creation-date>
    <dc:date>2019-03-21T10:52:52.883893543</dc:date>
    <meta:editing-duration>P3DT18H16M7S</meta:editing-duration>
    <meta:editing-cycles>112</meta:editing-cycles>
    <meta:generator>LibreOffice/5.1.6.2$Linux_X86_64 LibreOffice_project/10m0$Build-2</meta:generator>
    <meta:document-statistic meta:table-count="0" meta:image-count="0" meta:object-count="0" meta:page-count="6" meta:paragraph-count="194" meta:word-count="1967" meta:character-count="15781" meta:non-whitespace-character-count="14142"/>
  </office:meta>
</office:document-meta>
</file>